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  <style:text-properties fo:color="#ff0000" style:text-underline-style="solid" style:text-underline-width="auto" style:text-underline-color="font-color"/>
    </style:style>
    <style:style style:name="P4" style:family="paragraph" style:parent-style-name="Standard">
      <style:paragraph-properties style:text-autospace="none"/>
      <style:text-properties fo:color="#ff0000"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Preformatted_20_Text">
      <style:paragraph-properties fo:margin-left="0cm" fo:margin-right="0cm" fo:margin-top="0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8f5902" fo:font-size="9pt" fo:letter-spacing="normal" fo:font-style="italic" fo:font-weight="normal" fo:background-color="transparent" style:font-size-asian="9pt" style:font-size-complex="9pt"/>
    </style:style>
    <style:style style:name="P6" style:family="paragraph" style:parent-style-name="Preformatted_20_Text">
      <style:paragraph-properties fo:margin-left="0cm" fo:margin-right="0cm" fo:margin-top="0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style:font-size-asian="9pt" style:font-size-complex="9pt"/>
    </style:style>
    <style:style style:name="P7" style:family="paragraph" style:parent-style-name="Preformatted_20_Text">
      <style:paragraph-properties fo:margin-left="0cm" fo:margin-right="0cm" fo:margin-top="0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fo:font-size="9pt" fo:letter-spacing="normal" fo:font-style="normal" fo:font-weight="bold" fo:background-color="transparent" style:font-size-asian="9pt" style:font-size-complex="9pt"/>
    </style:style>
    <style:style style:name="P8" style:family="paragraph" style:parent-style-name="Preformatted_20_Text">
      <style:paragraph-properties fo:margin-left="0cm" fo:margin-right="0cm" fo:margin-top="0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fo:font-size="9pt" fo:letter-spacing="normal" style:font-size-asian="9pt" style:font-size-complex="9pt"/>
    </style:style>
    <style:style style:name="P9" style:family="paragraph" style:parent-style-name="Preformatted_20_Text">
      <style:paragraph-properties fo:margin-top="0cm" fo:margin-bottom="0cm" fo:background-color="transparent" fo:padding="0cm" fo:border="none">
        <style:background-image/>
      </style:paragraph-properties>
      <style:text-properties fo:font-variant="normal" fo:text-transform="none" fo:color="#000000" fo:font-size="9pt" fo:letter-spacing="normal" style:font-size-asian="9pt" style:font-size-complex="9pt"/>
    </style:style>
    <style:style style:name="P10" style:family="paragraph" style:parent-style-name="Preformatted_20_Text">
      <style:paragraph-properties fo:margin-top="0cm" fo:margin-bottom="0cm" fo:background-color="transparent" fo:padding="0cm" fo:border="none">
        <style:background-image/>
      </style:paragraph-properties>
      <style:text-properties fo:font-size="9pt" style:font-size-asian="9pt" style:font-size-complex="9pt"/>
    </style:style>
    <style:style style:name="P11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2" style:family="paragraph" style:parent-style-name="Standard">
      <style:paragraph-properties style:text-autospace="none"/>
      <style:text-properties style:font-name="TimesNewRomanPSMT" fo:font-size="12pt" fo:background-color="#ffff00" style:font-name-asian="TimesNewRomanPSMT" style:font-size-asian="12pt" style:font-name-complex="TimesNewRomanPSMT" style:font-size-complex="12pt"/>
    </style:style>
    <style:style style:name="P13" style:family="paragraph" style:parent-style-name="Standard">
      <style:paragraph-properties style:text-autospace="none"/>
      <style:text-properties style:font-name="TimesNewRomanPSMT" fo:font-size="9pt" style:font-name-asian="TimesNewRomanPSMT" style:font-size-asian="9pt" style:font-name-complex="TimesNewRomanPSMT" style:font-size-complex="9pt"/>
    </style:style>
    <style:style style:name="P14" style:family="paragraph" style:parent-style-name="Standard">
      <style:paragraph-properties style:text-autospace="none"/>
      <style:text-properties fo:color="#ff0000" style:font-name="TimesNewRomanPSMT" fo:font-size="12pt" style:text-underline-style="solid" style:text-underline-width="auto" style:text-underline-color="font-color" style:font-name-asian="TimesNewRomanPSMT" style:font-size-asian="12pt" style:font-name-complex="TimesNewRomanPSMT" style:font-size-complex="12pt"/>
    </style:style>
    <style:style style:name="P15" style:family="paragraph" style:parent-style-name="Standard">
      <style:paragraph-properties style:text-autospace="none"/>
      <style:text-properties fo:color="#ff0000" style:font-name="TimesNewRomanPSMT" fo:font-size="9pt" style:text-underline-style="solid" style:text-underline-width="auto" style:text-underline-color="font-color" style:font-name-asian="TimesNewRomanPSMT" style:font-size-asian="9pt" style:font-name-complex="TimesNewRomanPSMT" style:font-size-complex="9pt"/>
    </style:style>
    <style:style style:name="P16" style:family="paragraph" style:parent-style-name="Preformatted_20_Text">
      <style:paragraph-properties style:text-autospace="none"/>
      <style:text-properties fo:font-variant="normal" fo:text-transform="none" fo:color="#8f5902" style:font-name="TimesNewRomanPSMT" fo:font-size="9pt" fo:letter-spacing="normal" fo:font-style="italic" fo:font-weight="normal" fo:background-color="transparent" style:font-name-asian="TimesNewRomanPSMT" style:font-size-asian="9pt" style:font-name-complex="TimesNewRomanPSMT" style:font-size-complex="9pt"/>
    </style:style>
    <style:style style:name="P17" style:family="paragraph" style:parent-style-name="Preformatted_20_Text">
      <style:paragraph-properties style:text-autospace="none"/>
      <style:text-properties fo:font-variant="normal" fo:text-transform="none" fo:color="#8f5902" style:font-name="TimesNewRomanPSMT" fo:font-size="9pt" fo:letter-spacing="normal" fo:font-style="italic" style:text-underline-style="solid" style:text-underline-width="auto" style:text-underline-color="font-color" fo:font-weight="normal" fo:background-color="transparent" style:font-name-asian="TimesNewRomanPSMT" style:font-size-asian="9pt" style:font-name-complex="TimesNewRomanPSMT" style:font-size-complex="9pt"/>
    </style:style>
    <style:style style:name="P18" style:family="paragraph" style:parent-style-name="Preformatted_20_Text">
      <style:paragraph-properties fo:margin-left="0cm" fo:margin-right="0cm" fo:margin-top="0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8f5902" fo:font-size="9pt" fo:letter-spacing="normal" fo:font-style="italic" fo:font-weight="normal" fo:background-color="transparent" style:font-size-asian="9pt" style:font-size-complex="9pt"/>
    </style:style>
    <style:style style:name="T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" style:family="text">
      <style:text-properties style:font-name="TimesNewRomanPSMT" fo:font-size="14pt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T3" style:family="text">
      <style:text-properties style:font-name="TimesNewRomanPSMT" fo:font-size="14pt" style:font-name-asian="TimesNewRomanPSMT" style:font-size-asian="14pt" style:font-name-complex="TimesNewRomanPSMT" style:font-size-complex="14pt"/>
    </style:style>
    <style:style style:name="T4" style:family="text">
      <style:text-properties fo:background-color="transparent"/>
    </style:style>
    <style:style style:name="T5" style:family="text">
      <style:text-properties fo:color="#8f5902" fo:font-style="italic" fo:font-weight="normal" fo:background-color="transparent"/>
    </style:style>
    <style:style style:name="T6" style:family="text">
      <style:text-properties fo:font-weight="bold" fo:background-color="transparent"/>
    </style:style>
    <style:style style:name="T7" style:family="text">
      <style:text-properties fo:color="#204a87" fo:font-weight="bold" fo:background-color="transparent"/>
    </style:style>
    <style:style style:name="T8" style:family="text">
      <style:text-properties fo:color="#204a87" fo:font-style="normal" fo:font-weight="bold" fo:background-color="transparent"/>
    </style:style>
    <style:style style:name="T9" style:family="text">
      <style:text-properties fo:font-style="normal" fo:font-weight="bold" fo:background-color="transparent"/>
    </style:style>
    <style:style style:name="T10" style:family="text">
      <style:text-properties fo:font-style="normal" fo:font-weight="normal"/>
    </style:style>
    <style:style style:name="T11" style:family="text">
      <style:text-properties fo:font-style="normal" fo:font-weight="normal" fo:background-color="transparent"/>
    </style:style>
    <style:style style:name="T12" style:family="text">
      <style:text-properties fo:color="#ce5c00" fo:font-style="normal" fo:font-weight="bold" fo:background-color="transparent"/>
    </style:style>
    <style:style style:name="T13" style:family="text">
      <style:text-properties fo:color="#0000cf" fo:font-weight="bold" fo:background-color="transparent"/>
    </style:style>
    <style:style style:name="T14" style:family="text">
      <style:text-properties fo:color="#0000cf" fo:font-style="normal" fo:font-weight="bold" fo:background-color="transparent"/>
    </style:style>
    <style:style style:name="T15" style:family="text">
      <style:text-properties fo:color="#4e9a06" fo:font-style="normal" fo:font-weight="normal" fo:background-color="transparent"/>
    </style:style>
    <style:style style:name="T16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gdan Chwaliński</text:p>
      <text:p text:style-name="P1">Zestaw 2</text:p>
      <text:p text:style-name="P11">Zadanie 5N a,b</text:p>
      <text:p text:style-name="P11"/>
      <text:p text:style-name="P11"/>
      <text:p text:style-name="P12">Opis:</text:p>
      <text:p text:style-name="P11"/>
      <text:p text:style-name="P11">W zadaniu mieliśmy rozwiązać rownienia <text:span text:style-name="T16">Ax = e</text:span> za pomocą metody Gaussa-Seidela oraz za pomocą gradientów sprzężonych. Otrzymane poniżej wyniki zostały wypisane po 50 iteracja dla każej z metody.</text:p>
      <text:p text:style-name="P11"><text:line-break/>Nie stworzyłem wykresu ale sprawdzając program dla kilku różnych wartości iteracji, metoda gradientów sprzężonych jest szybciej zbieżna do poprawnych wyników od metody Gaussa-Seidela.</text:p>
      <text:p text:style-name="P11"/>
      <text:p text:style-name="P11">Jeżeli jest to niezbędne aby uzyskać jakiekolwiek pkt z tych zadań postaram się zaimplementować ten wykres np. w Mathematice (tylko będę musiał nad tym długo posiedzieć), ale zrobie co w mojej mocy.</text:p>
      <text:p text:style-name="P11"/>
      <text:p text:style-name="P12">Wyniki:</text:p>
      <text:p text:style-name="P11"/>
      <text:p text:style-name="P2"><text:span text:style-name="T1">Wyniki Gaussa Seidel'a znajdują się pod [</text:span><text:a xlink:type="simple" xlink:href="https://drive.google.com/file/d/0B5BhZT3DmswAUTR6bng1M1gxQjQ/edit?usp=sharing"><text:span text:style-name="T1">tym</text:span></text:a><text:span text:style-name="T1">] linkiem .</text:span></text:p>
      <text:p text:style-name="P11"/>
      <text:p text:style-name="P2"><text:span text:style-name="T1">Wyniki Gradientów sprzężonych znajdują się pod [</text:span><text:a xlink:type="simple" xlink:href="https://drive.google.com/file/d/0B5BhZT3DmswAUUxVOVZQbjFkSmM/edit?usp=sharing"><text:span text:style-name="T1">tym</text:span></text:a><text:span text:style-name="T1">] linkiem.</text:span></text:p>
      <text:p text:style-name="P11"/>
      <text:p text:style-name="P12">Kody programów:</text:p>
      <text:p text:style-name="P11"/>
      <text:p text:style-name="P3"><text:span text:style-name="T2">Gradienty sprzężone lub pod [</text:span><text:a xlink:type="simple" xlink:href="http://wklej.org/id/1222215/"><text:span text:style-name="T2">tym</text:span></text:a><text:span text:style-name="T2">] linkiem </text:span></text:p>
      <text:p text:style-name="P11"/>
      <text:p text:style-name="P16">#include &lt;iostream&gt;</text:p>
      <text:p text:style-name="P5">#include &lt;cmath&gt;</text:p>
      <text:p text:style-name="P5">#include &lt;iomanip&gt;</text:p>
      <text:p text:style-name="P10"/>
      <text:p text:style-name="P5">#define N 100 <text:s text:c="18"/>//rozmiar macierzy, wektora itd.</text:p>
      <text:p text:style-name="P5">#define iteracje 50 <text:s text:c="12"/>//liczba iteracji</text:p>
      <text:p text:style-name="P10"/>
      <text:p text:style-name="P6"><text:span text:style-name="T7">using</text:span> <text:span text:style-name="T7">namespace</text:span> <text:span text:style-name="T4">std</text:span><text:span text:style-name="T6">;</text:span></text:p>
      <text:p text:style-name="P10"/>
      <text:p text:style-name="P6"><text:span text:style-name="T7">int</text:span> <text:span text:style-name="T4">main</text:span><text:span text:style-name="T6">(){</text:span></text:p>
      <text:p text:style-name="P8"><text:s text:c="8"/><text:span text:style-name="T8">double</text:span><text:span text:style-name="T10"> </text:span><text:span text:style-name="T11">A</text:span><text:span text:style-name="T9">[</text:span><text:span text:style-name="T11">N</text:span><text:span text:style-name="T9">][</text:span><text:span text:style-name="T11">N</text:span><text:span text:style-name="T9">],</text:span><text:span text:style-name="T10"> </text:span><text:span text:style-name="T11">x</text:span><text:span text:style-name="T9">[</text:span><text:span text:style-name="T11">N</text:span><text:span text:style-name="T9">],</text:span><text:span text:style-name="T10"> </text:span><text:span text:style-name="T11">e</text:span><text:span text:style-name="T9">[</text:span><text:span text:style-name="T11">N</text:span><text:span text:style-name="T9">],</text:span><text:span text:style-name="T10"> </text:span><text:span text:style-name="T11">norma</text:span><text:span text:style-name="T9">[</text:span><text:span text:style-name="T11">N</text:span><text:span text:style-name="T9">],</text:span><text:span text:style-name="T10"> </text:span><text:span text:style-name="T11">p</text:span><text:span text:style-name="T9">[</text:span><text:span text:style-name="T11">N</text:span><text:span text:style-name="T9">],</text:span><text:span text:style-name="T10"> </text:span><text:span text:style-name="T11">r</text:span><text:span text:style-name="T9">[</text:span><text:span text:style-name="T11">N</text:span><text:span text:style-name="T9">],</text:span><text:span text:style-name="T10"> </text:span><text:span text:style-name="T11">Ap</text:span><text:span text:style-name="T9">[</text:span><text:span text:style-name="T11">N</text:span><text:span text:style-name="T9">],</text:span><text:span text:style-name="T10"> </text:span><text:span text:style-name="T11">rr</text:span><text:span text:style-name="T9">[</text:span><text:span text:style-name="T11">N</text:span><text:span text:style-name="T9">],</text:span><text:span text:style-name="T10"> </text:span><text:span text:style-name="T11">pp</text:span><text:span text:style-name="T9">[</text:span><text:span text:style-name="T11">N</text:span><text:span text:style-name="T9">];</text:span></text:p>
      <text:p text:style-name="P9"><text:s text:c="8"/></text:p>
      <text:p text:style-name="P8"><text:s text:c="8"/><text:span text:style-name="T5">//uzupelnienie danych wejsciowych</text:span></text:p>
      <text:p text:style-name="P8"><text:s text:c="8"/><text:span text:style-name="T8">for</text:span><text:span text:style-name="T9">(</text:span><text:span text:style-name="T8">int</text:span><text:span text:style-name="T10"> </text:span><text:span text:style-name="T11">i</text:span><text:span text:style-name="T12">=</text:span><text:span text:style-name="T14">0</text:span><text:span text:style-name="T9">;</text:span><text:span text:style-name="T10"> </text:span><text:span text:style-name="T11">i</text:span><text:span text:style-name="T12">&lt;</text:span><text:span text:style-name="T11">N</text:span><text:span text:style-name="T9">;</text:span><text:span text:style-name="T10"> </text:span><text:span text:style-name="T11">i</text:span><text:span text:style-name="T12">++</text:span><text:span text:style-name="T9">){</text:span></text:p>
      <text:p text:style-name="P8"><text:s text:c="16"/><text:span text:style-name="T11">x</text:span><text:span text:style-name="T9">[</text:span><text:span text:style-name="T11">i</text:span><text:span text:style-name="T9">]</text:span><text:span text:style-name="T12">=</text:span><text:span text:style-name="T11">e</text:span><text:span text:style-name="T9">[</text:span><text:span text:style-name="T11">i</text:span><text:span text:style-name="T9">]</text:span><text:span text:style-name="T10"> </text:span><text:span text:style-name="T12">=</text:span><text:span text:style-name="T10"> </text:span><text:span text:style-name="T11">norma</text:span><text:span text:style-name="T9">[</text:span><text:span text:style-name="T11">i</text:span><text:span text:style-name="T9">]</text:span><text:span text:style-name="T10"> </text:span><text:span text:style-name="T12">=</text:span><text:span text:style-name="T10"> </text:span><text:span text:style-name="T14">1</text:span><text:span text:style-name="T9">;</text:span></text:p>
      <text:p text:style-name="P9"><text:s text:c="24"/></text:p>
      <text:p text:style-name="P8"><text:s text:c="24"/><text:span text:style-name="T8">for</text:span><text:span text:style-name="T9">(</text:span><text:span text:style-name="T8">int</text:span><text:span text:style-name="T10"> </text:span><text:span text:style-name="T11">j</text:span><text:span text:style-name="T12">=</text:span><text:span text:style-name="T14">0</text:span><text:span text:style-name="T9">;</text:span><text:span text:style-name="T10"> </text:span><text:span text:style-name="T11">j</text:span><text:span text:style-name="T12">&lt;</text:span><text:span text:style-name="T11">N</text:span><text:span text:style-name="T9">;</text:span><text:span text:style-name="T10"> </text:span><text:span text:style-name="T11">j</text:span><text:span text:style-name="T12">++</text:span><text:span text:style-name="T9">){</text:span></text:p>
      <text:p text:style-name="P8"><text:s text:c="32"/><text:span text:style-name="T8">if</text:span><text:span text:style-name="T9">(</text:span><text:span text:style-name="T11">i</text:span><text:span text:style-name="T12">==</text:span><text:span text:style-name="T11">j</text:span><text:span text:style-name="T9">){</text:span></text:p>
      <text:p text:style-name="P8"><text:s text:c="40"/><text:span text:style-name="T11">A</text:span><text:span text:style-name="T9">[</text:span><text:span text:style-name="T11">i</text:span><text:span text:style-name="T9">][</text:span><text:span text:style-name="T11">j</text:span><text:span text:style-name="T9">]</text:span><text:span text:style-name="T10"> </text:span><text:span text:style-name="T12">=</text:span><text:span text:style-name="T10"> </text:span><text:span text:style-name="T14">4</text:span><text:span text:style-name="T9">;</text:span></text:p>
      <text:p text:style-name="P8"><text:s text:c="40"/><text:span text:style-name="T8">if</text:span><text:span text:style-name="T9">(</text:span><text:span text:style-name="T11">j</text:span><text:span text:style-name="T12">&lt;</text:span><text:span text:style-name="T11">N</text:span><text:span text:style-name="T12">-</text:span><text:span text:style-name="T14">1</text:span><text:span text:style-name="T9">)</text:span><text:span text:style-name="T10"> </text:span><text:span text:style-name="T11">A</text:span><text:span text:style-name="T9">[</text:span><text:span text:style-name="T11">i</text:span><text:span text:style-name="T12">+</text:span><text:span text:style-name="T14">1</text:span><text:span text:style-name="T9">][</text:span><text:span text:style-name="T11">j</text:span><text:span text:style-name="T9">]</text:span><text:span text:style-name="T10"> </text:span><text:span text:style-name="T12">=</text:span><text:span text:style-name="T10"> </text:span><text:span text:style-name="T11">A</text:span><text:span text:style-name="T9">[</text:span><text:span text:style-name="T11">i</text:span><text:span text:style-name="T9">][</text:span><text:span text:style-name="T11">j</text:span><text:span text:style-name="T12">+</text:span><text:span text:style-name="T14">1</text:span><text:span text:style-name="T9">]</text:span><text:span text:style-name="T10"> </text:span><text:span text:style-name="T12">=</text:span><text:span text:style-name="T10"> </text:span><text:span text:style-name="T14">1</text:span><text:span text:style-name="T9">;</text:span></text:p>
      <text:p text:style-name="P8"><text:s text:c="40"/><text:span text:style-name="T8">if</text:span><text:span text:style-name="T9">(</text:span><text:span text:style-name="T11">j</text:span><text:span text:style-name="T12">&lt;</text:span><text:span text:style-name="T11">N</text:span><text:span text:style-name="T12">-</text:span><text:span text:style-name="T14">4</text:span><text:span text:style-name="T9">)</text:span><text:span text:style-name="T10"> </text:span><text:span text:style-name="T11">A</text:span><text:span text:style-name="T9">[</text:span><text:span text:style-name="T11">i</text:span><text:span text:style-name="T12">+</text:span><text:span text:style-name="T14">4</text:span><text:span text:style-name="T9">][</text:span><text:span text:style-name="T11">j</text:span><text:span text:style-name="T9">]</text:span><text:span text:style-name="T10"> </text:span><text:span text:style-name="T12">=</text:span><text:span text:style-name="T10"> </text:span><text:span text:style-name="T11">A</text:span><text:span text:style-name="T9">[</text:span><text:span text:style-name="T11">i</text:span><text:span text:style-name="T9">][</text:span><text:span text:style-name="T11">j</text:span><text:span text:style-name="T12">+</text:span><text:span text:style-name="T14">4</text:span><text:span text:style-name="T9">]</text:span><text:span text:style-name="T10"> </text:span><text:span text:style-name="T12">=</text:span><text:span text:style-name="T10"> </text:span><text:span text:style-name="T14">1</text:span><text:span text:style-name="T9">;</text:span></text:p>
      <text:p text:style-name="P8"><text:s text:c="32"/><text:span text:style-name="T9">}</text:span></text:p>
      <text:p text:style-name="P8"><text:s text:c="24"/><text:span text:style-name="T9">}</text:span></text:p>
      <text:p text:style-name="P8"><text:s text:c="8"/><text:span text:style-name="T9">}</text:span></text:p>
      <text:p text:style-name="P9"><text:s text:c="8"/></text:p>
      <text:p text:style-name="P8"><text:s text:c="8"/><text:span text:style-name="T5">//implementacja algorytmu</text:span></text:p>
      <text:p text:style-name="P8"><text:s text:c="8"/><text:span text:style-name="T11">r</text:span><text:span text:style-name="T9">[</text:span><text:span text:style-name="T14">0</text:span><text:span text:style-name="T9">]</text:span><text:span text:style-name="T10"> </text:span><text:span text:style-name="T12">=</text:span><text:span text:style-name="T10"> </text:span><text:span text:style-name="T11">e</text:span><text:span text:style-name="T9">[</text:span><text:span text:style-name="T14">0</text:span><text:span text:style-name="T9">]</text:span><text:span text:style-name="T10"> </text:span><text:span text:style-name="T12">+</text:span><text:span text:style-name="T10"> </text:span><text:span text:style-name="T9">(</text:span><text:span text:style-name="T12">-</text:span><text:span text:style-name="T11">A</text:span><text:span text:style-name="T9">[</text:span><text:span text:style-name="T14">0</text:span><text:span text:style-name="T9">][</text:span><text:span text:style-name="T14">0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0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0</text:span><text:span text:style-name="T9">][</text:span><text:span text:style-name="T14">1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1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0</text:span><text:span text:style-name="T9">][</text:span><text:span text:style-name="T14">4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4</text:span><text:span text:style-name="T9">]);</text:span></text:p>
      <text:p text:style-name="P8"><text:s text:c="8"/><text:span text:style-name="T11">r</text:span><text:span text:style-name="T9">[</text:span><text:span text:style-name="T14">1</text:span><text:span text:style-name="T9">]</text:span><text:span text:style-name="T10"> </text:span><text:span text:style-name="T12">=</text:span><text:span text:style-name="T10"> </text:span><text:span text:style-name="T11">e</text:span><text:span text:style-name="T9">[</text:span><text:span text:style-name="T14">1</text:span><text:span text:style-name="T9">]</text:span><text:span text:style-name="T10"> </text:span><text:span text:style-name="T12">+</text:span><text:span text:style-name="T10"> </text:span><text:span text:style-name="T9">(</text:span><text:span text:style-name="T12">-</text:span><text:span text:style-name="T11">A</text:span><text:span text:style-name="T9">[</text:span><text:span text:style-name="T14">1</text:span><text:span text:style-name="T9">][</text:span><text:span text:style-name="T14">0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0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1</text:span><text:span text:style-name="T9">][</text:span><text:span text:style-name="T14">1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1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1</text:span><text:span text:style-name="T9">][</text:span><text:span text:style-name="T14">2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2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1</text:span><text:span text:style-name="T9">][</text:span><text:span text:style-name="T14">5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5</text:span><text:span text:style-name="T9">]);</text:span></text:p>
      <text:p text:style-name="P8"><text:s text:c="8"/><text:span text:style-name="T11">r</text:span><text:span text:style-name="T9">[</text:span><text:span text:style-name="T14">2</text:span><text:span text:style-name="T9">]</text:span><text:span text:style-name="T10"> </text:span><text:span text:style-name="T12">=</text:span><text:span text:style-name="T10"> </text:span><text:span text:style-name="T11">e</text:span><text:span text:style-name="T9">[</text:span><text:span text:style-name="T14">2</text:span><text:span text:style-name="T9">]</text:span><text:span text:style-name="T10"> </text:span><text:span text:style-name="T12">+</text:span><text:span text:style-name="T10"> </text:span><text:span text:style-name="T9">(</text:span><text:span text:style-name="T12">-</text:span><text:span text:style-name="T11">A</text:span><text:span text:style-name="T9">[</text:span><text:span text:style-name="T14">2</text:span><text:span text:style-name="T9">][</text:span><text:span text:style-name="T14">1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1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2</text:span><text:span text:style-name="T9">][</text:span><text:span text:style-name="T14">2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2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2</text:span><text:span text:style-name="T9">][</text:span><text:span text:style-name="T14">3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3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2</text:span><text:span text:style-name="T9">][</text:span><text:span text:style-name="T14">6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6</text:span><text:span text:style-name="T9">]);</text:span></text:p>
      <text:p text:style-name="P8"><text:s text:c="8"/><text:span text:style-name="T11">r</text:span><text:span text:style-name="T9">[</text:span><text:span text:style-name="T14">3</text:span><text:span text:style-name="T9">]</text:span><text:span text:style-name="T10"> </text:span><text:span text:style-name="T12">=</text:span><text:span text:style-name="T10"> </text:span><text:span text:style-name="T11">e</text:span><text:span text:style-name="T9">[</text:span><text:span text:style-name="T14">3</text:span><text:span text:style-name="T9">]</text:span><text:span text:style-name="T10"> </text:span><text:span text:style-name="T12">+</text:span><text:span text:style-name="T10"> </text:span><text:span text:style-name="T9">(</text:span><text:span text:style-name="T12">-</text:span><text:span text:style-name="T11">A</text:span><text:span text:style-name="T9">[</text:span><text:span text:style-name="T14">3</text:span><text:span text:style-name="T9">][</text:span><text:span text:style-name="T14">2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2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3</text:span><text:span text:style-name="T9">][</text:span><text:span text:style-name="T14">3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3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3</text:span><text:span text:style-name="T9">][</text:span><text:span text:style-name="T14">4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4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3</text:span><text:span text:style-name="T9">][</text:span><text:span text:style-name="T14">7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7</text:span><text:span text:style-name="T9">]);</text:span></text:p>
      <text:p text:style-name="P9"><text:soft-page-break/><text:s text:c="8"/></text:p>
      <text:p text:style-name="P8"><text:s text:c="16"/><text:span text:style-name="T8">for</text:span><text:span text:style-name="T9">(</text:span><text:span text:style-name="T8">int</text:span><text:span text:style-name="T10"> </text:span><text:span text:style-name="T11">j</text:span><text:span text:style-name="T12">=</text:span><text:span text:style-name="T14">4</text:span><text:span text:style-name="T9">;</text:span><text:span text:style-name="T10"> </text:span><text:span text:style-name="T11">j</text:span><text:span text:style-name="T12">&lt;</text:span><text:span text:style-name="T11">N</text:span><text:span text:style-name="T12">-</text:span><text:span text:style-name="T14">4</text:span><text:span text:style-name="T9">;</text:span><text:span text:style-name="T10"> </text:span><text:span text:style-name="T11">j</text:span><text:span text:style-name="T12">++</text:span><text:span text:style-name="T9">){</text:span></text:p>
      <text:p text:style-name="P8"><text:s text:c="24"/><text:span text:style-name="T11">r</text:span><text:span text:style-name="T9">[</text:span><text:span text:style-name="T11">j</text:span><text:span text:style-name="T9">]</text:span><text:span text:style-name="T10"> </text:span><text:span text:style-name="T12">=</text:span><text:span text:style-name="T10"> </text:span><text:span text:style-name="T11">e</text:span><text:span text:style-name="T9">[</text:span><text:span text:style-name="T11">j</text:span><text:span text:style-name="T9">]</text:span><text:span text:style-name="T12">-</text:span><text:span text:style-name="T9">(</text:span><text:span text:style-name="T11">A</text:span><text:span text:style-name="T9">[</text:span><text:span text:style-name="T11">j</text:span><text:span text:style-name="T9">][</text:span><text:span text:style-name="T11">j</text:span><text:span text:style-name="T12">-</text:span><text:span text:style-name="T14">4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j</text:span><text:span text:style-name="T12">-</text:span><text:span text:style-name="T14">4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1">j</text:span><text:span text:style-name="T9">][</text:span><text:span text:style-name="T11">j</text:span><text:span text:style-name="T12">-</text:span><text:span text:style-name="T14">1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j</text:span><text:span text:style-name="T12">-</text:span><text:span text:style-name="T14">1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1">j</text:span><text:span text:style-name="T9">][</text:span><text:span text:style-name="T11">j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j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1">j</text:span><text:span text:style-name="T9">][</text:span><text:span text:style-name="T11">j</text:span><text:span text:style-name="T12">+</text:span><text:span text:style-name="T14">1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j</text:span><text:span text:style-name="T12">+</text:span><text:span text:style-name="T14">1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1">j</text:span><text:span text:style-name="T9">][</text:span><text:span text:style-name="T11">j</text:span><text:span text:style-name="T12">+</text:span><text:span text:style-name="T14">4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j</text:span><text:span text:style-name="T12">+</text:span><text:span text:style-name="T14">4</text:span><text:span text:style-name="T9">]);</text:span></text:p>
      <text:p text:style-name="P8"><text:s text:c="16"/><text:span text:style-name="T9">}</text:span></text:p>
      <text:p text:style-name="P9"><text:s text:c="16"/></text:p>
      <text:p text:style-name="P8"><text:s text:c="8"/><text:span text:style-name="T11">r</text:span><text:span text:style-name="T9">[</text:span><text:span text:style-name="T11">N</text:span><text:span text:style-name="T12">-</text:span><text:span text:style-name="T14">4</text:span><text:span text:style-name="T9">]</text:span><text:span text:style-name="T10"> </text:span><text:span text:style-name="T12">=</text:span><text:span text:style-name="T10"> </text:span><text:span text:style-name="T11">e</text:span><text:span text:style-name="T9">[</text:span><text:span text:style-name="T11">N</text:span><text:span text:style-name="T12">-</text:span><text:span text:style-name="T14">4</text:span><text:span text:style-name="T9">]</text:span><text:span text:style-name="T10"> </text:span><text:span text:style-name="T12">+</text:span><text:span text:style-name="T10"> </text:span><text:span text:style-name="T9">(</text:span><text:span text:style-name="T12">-</text:span><text:span text:style-name="T11">A</text:span><text:span text:style-name="T9">[</text:span><text:span text:style-name="T11">N</text:span><text:span text:style-name="T12">-</text:span><text:span text:style-name="T14">4</text:span><text:span text:style-name="T9">][</text:span><text:span text:style-name="T11">N</text:span><text:span text:style-name="T12">-</text:span><text:span text:style-name="T14">8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8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4</text:span><text:span text:style-name="T9">][</text:span><text:span text:style-name="T11">N</text:span><text:span text:style-name="T12">-</text:span><text:span text:style-name="T14">5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5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4</text:span><text:span text:style-name="T9">][</text:span><text:span text:style-name="T11">N</text:span><text:span text:style-name="T12">-</text:span><text:span text:style-name="T14">4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4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4</text:span><text:span text:style-name="T9">][</text:span><text:span text:style-name="T11">N</text:span><text:span text:style-name="T12">-</text:span><text:span text:style-name="T14">3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3</text:span><text:span text:style-name="T9">]);</text:span></text:p>
      <text:p text:style-name="P8"><text:s text:c="8"/><text:span text:style-name="T11">r</text:span><text:span text:style-name="T9">[</text:span><text:span text:style-name="T11">N</text:span><text:span text:style-name="T12">-</text:span><text:span text:style-name="T14">3</text:span><text:span text:style-name="T9">]</text:span><text:span text:style-name="T10"> </text:span><text:span text:style-name="T12">=</text:span><text:span text:style-name="T10"> </text:span><text:span text:style-name="T11">e</text:span><text:span text:style-name="T9">[</text:span><text:span text:style-name="T11">N</text:span><text:span text:style-name="T12">-</text:span><text:span text:style-name="T14">3</text:span><text:span text:style-name="T9">]</text:span><text:span text:style-name="T10"> </text:span><text:span text:style-name="T12">+</text:span><text:span text:style-name="T10"> </text:span><text:span text:style-name="T9">(</text:span><text:span text:style-name="T12">-</text:span><text:span text:style-name="T11">A</text:span><text:span text:style-name="T9">[</text:span><text:span text:style-name="T11">N</text:span><text:span text:style-name="T12">-</text:span><text:span text:style-name="T14">3</text:span><text:span text:style-name="T9">][</text:span><text:span text:style-name="T11">N</text:span><text:span text:style-name="T12">-</text:span><text:span text:style-name="T14">7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7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3</text:span><text:span text:style-name="T9">][</text:span><text:span text:style-name="T11">N</text:span><text:span text:style-name="T12">-</text:span><text:span text:style-name="T14">4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4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3</text:span><text:span text:style-name="T9">][</text:span><text:span text:style-name="T11">N</text:span><text:span text:style-name="T12">-</text:span><text:span text:style-name="T14">3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3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3</text:span><text:span text:style-name="T9">][</text:span><text:span text:style-name="T11">N</text:span><text:span text:style-name="T12">-</text:span><text:span text:style-name="T14">2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2</text:span><text:span text:style-name="T9">]);</text:span></text:p>
      <text:p text:style-name="P8"><text:s text:c="8"/><text:span text:style-name="T11">r</text:span><text:span text:style-name="T9">[</text:span><text:span text:style-name="T11">N</text:span><text:span text:style-name="T12">-</text:span><text:span text:style-name="T14">2</text:span><text:span text:style-name="T9">]</text:span><text:span text:style-name="T10"> </text:span><text:span text:style-name="T12">=</text:span><text:span text:style-name="T10"> </text:span><text:span text:style-name="T11">e</text:span><text:span text:style-name="T9">[</text:span><text:span text:style-name="T11">N</text:span><text:span text:style-name="T12">-</text:span><text:span text:style-name="T14">2</text:span><text:span text:style-name="T9">]</text:span><text:span text:style-name="T10"> </text:span><text:span text:style-name="T12">+</text:span><text:span text:style-name="T10"> </text:span><text:span text:style-name="T9">(</text:span><text:span text:style-name="T12">-</text:span><text:span text:style-name="T11">A</text:span><text:span text:style-name="T9">[</text:span><text:span text:style-name="T11">N</text:span><text:span text:style-name="T12">-</text:span><text:span text:style-name="T14">2</text:span><text:span text:style-name="T9">][</text:span><text:span text:style-name="T11">N</text:span><text:span text:style-name="T12">-</text:span><text:span text:style-name="T14">6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6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2</text:span><text:span text:style-name="T9">][</text:span><text:span text:style-name="T11">N</text:span><text:span text:style-name="T12">-</text:span><text:span text:style-name="T14">3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3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2</text:span><text:span text:style-name="T9">][</text:span><text:span text:style-name="T11">N</text:span><text:span text:style-name="T12">-</text:span><text:span text:style-name="T14">2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2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2</text:span><text:span text:style-name="T9">][</text:span><text:span text:style-name="T11">N</text:span><text:span text:style-name="T12">-</text:span><text:span text:style-name="T14">1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1</text:span><text:span text:style-name="T9">]);</text:span></text:p>
      <text:p text:style-name="P8"><text:s text:c="8"/><text:span text:style-name="T11">r</text:span><text:span text:style-name="T9">[</text:span><text:span text:style-name="T11">N</text:span><text:span text:style-name="T12">-</text:span><text:span text:style-name="T14">1</text:span><text:span text:style-name="T9">]</text:span><text:span text:style-name="T10"> </text:span><text:span text:style-name="T12">=</text:span><text:span text:style-name="T10"> </text:span><text:span text:style-name="T11">e</text:span><text:span text:style-name="T9">[</text:span><text:span text:style-name="T11">N</text:span><text:span text:style-name="T12">-</text:span><text:span text:style-name="T14">1</text:span><text:span text:style-name="T9">]</text:span><text:span text:style-name="T10"> </text:span><text:span text:style-name="T12">+</text:span><text:span text:style-name="T10"> </text:span><text:span text:style-name="T9">(</text:span><text:span text:style-name="T12">-</text:span><text:span text:style-name="T11">A</text:span><text:span text:style-name="T9">[</text:span><text:span text:style-name="T11">N</text:span><text:span text:style-name="T12">-</text:span><text:span text:style-name="T14">1</text:span><text:span text:style-name="T9">][</text:span><text:span text:style-name="T11">N</text:span><text:span text:style-name="T12">-</text:span><text:span text:style-name="T14">5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5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1</text:span><text:span text:style-name="T9">][</text:span><text:span text:style-name="T11">N</text:span><text:span text:style-name="T12">-</text:span><text:span text:style-name="T14">2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2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1</text:span><text:span text:style-name="T9">][</text:span><text:span text:style-name="T11">N</text:span><text:span text:style-name="T12">-</text:span><text:span text:style-name="T14">1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1</text:span><text:span text:style-name="T9">]);</text:span></text:p>
      <text:p text:style-name="P9"><text:s text:c="8"/></text:p>
      <text:p text:style-name="P8"><text:s text:c="16"/><text:span text:style-name="T8">for</text:span><text:span text:style-name="T9">(</text:span><text:span text:style-name="T8">int</text:span><text:span text:style-name="T10"> </text:span><text:span text:style-name="T11">i</text:span><text:span text:style-name="T12">=</text:span><text:span text:style-name="T14">0</text:span><text:span text:style-name="T9">;</text:span><text:span text:style-name="T10"> </text:span><text:span text:style-name="T11">i</text:span><text:span text:style-name="T12">&lt;</text:span><text:span text:style-name="T11">N</text:span><text:span text:style-name="T9">;</text:span><text:span text:style-name="T10"> </text:span><text:span text:style-name="T11">i</text:span><text:span text:style-name="T12">++</text:span><text:span text:style-name="T9">){</text:span></text:p>
      <text:p text:style-name="P8"><text:s text:c="24"/><text:span text:style-name="T11">p</text:span><text:span text:style-name="T9">[</text:span><text:span text:style-name="T11">i</text:span><text:span text:style-name="T9">]</text:span><text:span text:style-name="T10"> </text:span><text:span text:style-name="T12">=</text:span><text:span text:style-name="T10"> </text:span><text:span text:style-name="T11">r</text:span><text:span text:style-name="T9">[</text:span><text:span text:style-name="T11">i</text:span><text:span text:style-name="T9">];</text:span></text:p>
      <text:p text:style-name="P8"><text:s text:c="16"/><text:span text:style-name="T9">}</text:span></text:p>
      <text:p text:style-name="P9"><text:s text:c="16"/></text:p>
      <text:p text:style-name="P8"><text:s text:c="16"/><text:span text:style-name="T8">for</text:span><text:span text:style-name="T9">(</text:span><text:span text:style-name="T8">int</text:span><text:span text:style-name="T10"> </text:span><text:span text:style-name="T11">i</text:span><text:span text:style-name="T12">=</text:span><text:span text:style-name="T14">0</text:span><text:span text:style-name="T9">;</text:span><text:span text:style-name="T10"> </text:span><text:span text:style-name="T11">i</text:span><text:span text:style-name="T12">&lt;</text:span><text:span text:style-name="T11">iteracje</text:span><text:span text:style-name="T9">;</text:span><text:span text:style-name="T10"> </text:span><text:span text:style-name="T11">i</text:span><text:span text:style-name="T12">++</text:span><text:span text:style-name="T9">){</text:span></text:p>
      <text:p text:style-name="P8"><text:s text:c="24"/><text:span text:style-name="T11">Ap</text:span><text:span text:style-name="T9">[</text:span><text:span text:style-name="T14">0</text:span><text:span text:style-name="T9">]</text:span><text:span text:style-name="T10"> </text:span><text:span text:style-name="T12">=</text:span><text:span text:style-name="T10"> </text:span><text:span text:style-name="T11">A</text:span><text:span text:style-name="T9">[</text:span><text:span text:style-name="T14">0</text:span><text:span text:style-name="T9">][</text:span><text:span text:style-name="T14">0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4">0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4">0</text:span><text:span text:style-name="T9">][</text:span><text:span text:style-name="T14">1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4">1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4">0</text:span><text:span text:style-name="T9">][</text:span><text:span text:style-name="T14">4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4">4</text:span><text:span text:style-name="T9">];</text:span></text:p>
      <text:p text:style-name="P8"><text:s text:c="24"/><text:span text:style-name="T11">Ap</text:span><text:span text:style-name="T9">[</text:span><text:span text:style-name="T14">1</text:span><text:span text:style-name="T9">]</text:span><text:span text:style-name="T10"> </text:span><text:span text:style-name="T12">=</text:span><text:span text:style-name="T10"> </text:span><text:span text:style-name="T11">A</text:span><text:span text:style-name="T9">[</text:span><text:span text:style-name="T14">1</text:span><text:span text:style-name="T9">][</text:span><text:span text:style-name="T14">0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4">0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4">1</text:span><text:span text:style-name="T9">][</text:span><text:span text:style-name="T14">1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4">1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4">1</text:span><text:span text:style-name="T9">][</text:span><text:span text:style-name="T14">2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4">2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4">1</text:span><text:span text:style-name="T9">][</text:span><text:span text:style-name="T14">5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4">5</text:span><text:span text:style-name="T9">];</text:span></text:p>
      <text:p text:style-name="P8"><text:s text:c="24"/><text:span text:style-name="T11">Ap</text:span><text:span text:style-name="T9">[</text:span><text:span text:style-name="T14">2</text:span><text:span text:style-name="T9">]</text:span><text:span text:style-name="T10"> </text:span><text:span text:style-name="T12">=</text:span><text:span text:style-name="T10"> </text:span><text:span text:style-name="T11">A</text:span><text:span text:style-name="T9">[</text:span><text:span text:style-name="T14">2</text:span><text:span text:style-name="T9">][</text:span><text:span text:style-name="T14">1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4">1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4">2</text:span><text:span text:style-name="T9">][</text:span><text:span text:style-name="T14">2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4">2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4">2</text:span><text:span text:style-name="T9">][</text:span><text:span text:style-name="T14">3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4">3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4">2</text:span><text:span text:style-name="T9">][</text:span><text:span text:style-name="T14">6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4">6</text:span><text:span text:style-name="T9">];</text:span></text:p>
      <text:p text:style-name="P8"><text:s text:c="24"/><text:span text:style-name="T11">Ap</text:span><text:span text:style-name="T9">[</text:span><text:span text:style-name="T14">3</text:span><text:span text:style-name="T9">]</text:span><text:span text:style-name="T10"> </text:span><text:span text:style-name="T12">=</text:span><text:span text:style-name="T10"> </text:span><text:span text:style-name="T11">A</text:span><text:span text:style-name="T9">[</text:span><text:span text:style-name="T14">3</text:span><text:span text:style-name="T9">][</text:span><text:span text:style-name="T14">2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4">2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4">3</text:span><text:span text:style-name="T9">][</text:span><text:span text:style-name="T14">3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4">3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4">3</text:span><text:span text:style-name="T9">][</text:span><text:span text:style-name="T14">4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4">4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4">3</text:span><text:span text:style-name="T9">][</text:span><text:span text:style-name="T14">7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4">7</text:span><text:span text:style-name="T9">];</text:span></text:p>
      <text:p text:style-name="P9"><text:s text:c="32"/></text:p>
      <text:p text:style-name="P8"><text:s text:c="32"/><text:span text:style-name="T8">for</text:span><text:span text:style-name="T9">(</text:span><text:span text:style-name="T8">int</text:span><text:span text:style-name="T10"> </text:span><text:span text:style-name="T11">j</text:span><text:span text:style-name="T12">=</text:span><text:span text:style-name="T14">4</text:span><text:span text:style-name="T9">;</text:span><text:span text:style-name="T10"> </text:span><text:span text:style-name="T11">j</text:span><text:span text:style-name="T12">&lt;</text:span><text:span text:style-name="T11">N</text:span><text:span text:style-name="T12">-</text:span><text:span text:style-name="T14">4</text:span><text:span text:style-name="T9">;</text:span><text:span text:style-name="T10"> </text:span><text:span text:style-name="T11">j</text:span><text:span text:style-name="T12">++</text:span><text:span text:style-name="T9">){</text:span></text:p>
      <text:p text:style-name="P8"><text:s text:c="40"/><text:span text:style-name="T11">Ap</text:span><text:span text:style-name="T9">[</text:span><text:span text:style-name="T11">j</text:span><text:span text:style-name="T9">]</text:span><text:span text:style-name="T10"> </text:span><text:span text:style-name="T12">=</text:span><text:span text:style-name="T10"> </text:span><text:span text:style-name="T11">A</text:span><text:span text:style-name="T9">[</text:span><text:span text:style-name="T11">j</text:span><text:span text:style-name="T9">][</text:span><text:span text:style-name="T11">j</text:span><text:span text:style-name="T12">-</text:span><text:span text:style-name="T14">4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j</text:span><text:span text:style-name="T12">-</text:span><text:span text:style-name="T14">4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1">j</text:span><text:span text:style-name="T9">][</text:span><text:span text:style-name="T11">j</text:span><text:span text:style-name="T12">-</text:span><text:span text:style-name="T14">1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j</text:span><text:span text:style-name="T12">-</text:span><text:span text:style-name="T14">1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1">j</text:span><text:span text:style-name="T9">][</text:span><text:span text:style-name="T11">j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j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1">j</text:span><text:span text:style-name="T9">][</text:span><text:span text:style-name="T11">j</text:span><text:span text:style-name="T12">+</text:span><text:span text:style-name="T14">1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j</text:span><text:span text:style-name="T12">+</text:span><text:span text:style-name="T14">1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1">j</text:span><text:span text:style-name="T9">][</text:span><text:span text:style-name="T11">j</text:span><text:span text:style-name="T12">+</text:span><text:span text:style-name="T14">4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j</text:span><text:span text:style-name="T12">+</text:span><text:span text:style-name="T14">4</text:span><text:span text:style-name="T9">];</text:span></text:p>
      <text:p text:style-name="P8"><text:s text:c="32"/><text:span text:style-name="T9">}</text:span></text:p>
      <text:p text:style-name="P9"><text:s text:c="32"/></text:p>
      <text:p text:style-name="P8"><text:s text:c="24"/><text:span text:style-name="T11">Ap</text:span><text:span text:style-name="T9">[</text:span><text:span text:style-name="T11">N</text:span><text:span text:style-name="T12">-</text:span><text:span text:style-name="T14">4</text:span><text:span text:style-name="T9">]</text:span><text:span text:style-name="T10"> </text:span><text:span text:style-name="T12">=</text:span><text:span text:style-name="T10"> </text:span><text:span text:style-name="T11">A</text:span><text:span text:style-name="T9">[</text:span><text:span text:style-name="T11">N</text:span><text:span text:style-name="T12">-</text:span><text:span text:style-name="T14">4</text:span><text:span text:style-name="T9">][</text:span><text:span text:style-name="T11">N</text:span><text:span text:style-name="T12">-</text:span><text:span text:style-name="T14">8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N</text:span><text:span text:style-name="T12">-</text:span><text:span text:style-name="T14">8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1">N</text:span><text:span text:style-name="T12">-</text:span><text:span text:style-name="T14">4</text:span><text:span text:style-name="T9">][</text:span><text:span text:style-name="T11">N</text:span><text:span text:style-name="T12">-</text:span><text:span text:style-name="T14">5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N</text:span><text:span text:style-name="T12">-</text:span><text:span text:style-name="T14">5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1">N</text:span><text:span text:style-name="T12">-</text:span><text:span text:style-name="T14">4</text:span><text:span text:style-name="T9">][</text:span><text:span text:style-name="T11">N</text:span><text:span text:style-name="T12">-</text:span><text:span text:style-name="T14">4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N</text:span><text:span text:style-name="T12">-</text:span><text:span text:style-name="T14">4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1">N</text:span><text:span text:style-name="T12">-</text:span><text:span text:style-name="T14">4</text:span><text:span text:style-name="T9">][</text:span><text:span text:style-name="T11">N</text:span><text:span text:style-name="T12">-</text:span><text:span text:style-name="T14">3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N</text:span><text:span text:style-name="T12">-</text:span><text:span text:style-name="T14">3</text:span><text:span text:style-name="T9">];</text:span></text:p>
      <text:p text:style-name="P8"><text:s text:c="24"/><text:span text:style-name="T11">Ap</text:span><text:span text:style-name="T9">[</text:span><text:span text:style-name="T11">N</text:span><text:span text:style-name="T12">-</text:span><text:span text:style-name="T14">3</text:span><text:span text:style-name="T9">]</text:span><text:span text:style-name="T10"> </text:span><text:span text:style-name="T12">=</text:span><text:span text:style-name="T10"> </text:span><text:span text:style-name="T11">A</text:span><text:span text:style-name="T9">[</text:span><text:span text:style-name="T11">N</text:span><text:span text:style-name="T12">-</text:span><text:span text:style-name="T14">3</text:span><text:span text:style-name="T9">][</text:span><text:span text:style-name="T11">N</text:span><text:span text:style-name="T12">-</text:span><text:span text:style-name="T14">7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N</text:span><text:span text:style-name="T12">-</text:span><text:span text:style-name="T14">7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1">N</text:span><text:span text:style-name="T12">-</text:span><text:span text:style-name="T14">3</text:span><text:span text:style-name="T9">][</text:span><text:span text:style-name="T11">N</text:span><text:span text:style-name="T12">-</text:span><text:span text:style-name="T14">4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N</text:span><text:span text:style-name="T12">-</text:span><text:span text:style-name="T14">4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1">N</text:span><text:span text:style-name="T12">-</text:span><text:span text:style-name="T14">3</text:span><text:span text:style-name="T9">][</text:span><text:span text:style-name="T11">N</text:span><text:span text:style-name="T12">-</text:span><text:span text:style-name="T14">3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N</text:span><text:span text:style-name="T12">-</text:span><text:span text:style-name="T14">3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1">N</text:span><text:span text:style-name="T12">-</text:span><text:span text:style-name="T14">3</text:span><text:span text:style-name="T9">][</text:span><text:span text:style-name="T11">N</text:span><text:span text:style-name="T12">-</text:span><text:span text:style-name="T14">2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N</text:span><text:span text:style-name="T12">-</text:span><text:span text:style-name="T14">2</text:span><text:span text:style-name="T9">];</text:span></text:p>
      <text:p text:style-name="P8"><text:s text:c="24"/><text:span text:style-name="T11">Ap</text:span><text:span text:style-name="T9">[</text:span><text:span text:style-name="T11">N</text:span><text:span text:style-name="T12">-</text:span><text:span text:style-name="T14">2</text:span><text:span text:style-name="T9">]</text:span><text:span text:style-name="T10"> </text:span><text:span text:style-name="T12">=</text:span><text:span text:style-name="T10"> </text:span><text:span text:style-name="T11">A</text:span><text:span text:style-name="T9">[</text:span><text:span text:style-name="T11">N</text:span><text:span text:style-name="T12">-</text:span><text:span text:style-name="T14">2</text:span><text:span text:style-name="T9">][</text:span><text:span text:style-name="T11">N</text:span><text:span text:style-name="T12">-</text:span><text:span text:style-name="T14">6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N</text:span><text:span text:style-name="T12">-</text:span><text:span text:style-name="T14">6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1">N</text:span><text:span text:style-name="T12">-</text:span><text:span text:style-name="T14">2</text:span><text:span text:style-name="T9">][</text:span><text:span text:style-name="T11">N</text:span><text:span text:style-name="T12">-</text:span><text:span text:style-name="T14">3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N</text:span><text:span text:style-name="T12">-</text:span><text:span text:style-name="T14">3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1">N</text:span><text:span text:style-name="T12">-</text:span><text:span text:style-name="T14">2</text:span><text:span text:style-name="T9">][</text:span><text:span text:style-name="T11">N</text:span><text:span text:style-name="T12">-</text:span><text:span text:style-name="T14">2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N</text:span><text:span text:style-name="T12">-</text:span><text:span text:style-name="T14">2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1">N</text:span><text:span text:style-name="T12">-</text:span><text:span text:style-name="T14">2</text:span><text:span text:style-name="T9">][</text:span><text:span text:style-name="T11">N</text:span><text:span text:style-name="T12">-</text:span><text:span text:style-name="T14">1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N</text:span><text:span text:style-name="T12">-</text:span><text:span text:style-name="T14">1</text:span><text:span text:style-name="T9">];</text:span></text:p>
      <text:p text:style-name="P8"><text:s text:c="24"/><text:span text:style-name="T11">Ap</text:span><text:span text:style-name="T9">[</text:span><text:span text:style-name="T11">N</text:span><text:span text:style-name="T12">-</text:span><text:span text:style-name="T14">1</text:span><text:span text:style-name="T9">]</text:span><text:span text:style-name="T10"> </text:span><text:span text:style-name="T12">=</text:span><text:span text:style-name="T10"> </text:span><text:span text:style-name="T11">A</text:span><text:span text:style-name="T9">[</text:span><text:span text:style-name="T11">N</text:span><text:span text:style-name="T12">-</text:span><text:span text:style-name="T14">1</text:span><text:span text:style-name="T9">][</text:span><text:span text:style-name="T11">N</text:span><text:span text:style-name="T12">-</text:span><text:span text:style-name="T14">5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N</text:span><text:span text:style-name="T12">-</text:span><text:span text:style-name="T14">5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1">N</text:span><text:span text:style-name="T12">-</text:span><text:span text:style-name="T14">1</text:span><text:span text:style-name="T9">][</text:span><text:span text:style-name="T11">N</text:span><text:span text:style-name="T12">-</text:span><text:span text:style-name="T14">2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N</text:span><text:span text:style-name="T12">-</text:span><text:span text:style-name="T14">2</text:span><text:span text:style-name="T9">]</text:span><text:span text:style-name="T10"> </text:span><text:span text:style-name="T12">+</text:span><text:span text:style-name="T10"> </text:span><text:span text:style-name="T11">A</text:span><text:span text:style-name="T9">[</text:span><text:span text:style-name="T11">N</text:span><text:span text:style-name="T12">-</text:span><text:span text:style-name="T14">1</text:span><text:span text:style-name="T9">][</text:span><text:span text:style-name="T11">N</text:span><text:span text:style-name="T12">-</text:span><text:span text:style-name="T14">1</text:span><text:span text:style-name="T9">]</text:span><text:span text:style-name="T10"> </text:span><text:span text:style-name="T12">*</text:span><text:span text:style-name="T10"> </text:span><text:span text:style-name="T11">p</text:span><text:span text:style-name="T9">[</text:span><text:span text:style-name="T11">N</text:span><text:span text:style-name="T12">-</text:span><text:span text:style-name="T14">1</text:span><text:span text:style-name="T9">];</text:span></text:p>
      <text:p text:style-name="P9"><text:s text:c="24"/></text:p>
      <text:p text:style-name="P8"><text:s text:c="16"/><text:span text:style-name="T8">double</text:span><text:span text:style-name="T10"> </text:span><text:span text:style-name="T11">a</text:span><text:span text:style-name="T9">,</text:span><text:span text:style-name="T10"> </text:span><text:span text:style-name="T11">b</text:span><text:span text:style-name="T9">,</text:span><text:span text:style-name="T10"> </text:span><text:span text:style-name="T11">l</text:span><text:span text:style-name="T9">,</text:span><text:span text:style-name="T10"> </text:span><text:span text:style-name="T11">m</text:span><text:span text:style-name="T9">;</text:span></text:p>
      <text:p text:style-name="P8"><text:s text:c="16"/><text:span text:style-name="T11">a</text:span><text:span text:style-name="T12">=</text:span><text:span text:style-name="T11">b</text:span><text:span text:style-name="T12">=</text:span><text:span text:style-name="T11">l</text:span><text:span text:style-name="T12">=</text:span><text:span text:style-name="T11">m</text:span><text:span text:style-name="T12">=</text:span><text:span text:style-name="T14">0</text:span><text:span text:style-name="T9">;</text:span></text:p>
      <text:p text:style-name="P9"><text:s text:c="8"/></text:p>
      <text:p text:style-name="P8"><text:s text:c="24"/><text:span text:style-name="T8">for</text:span><text:span text:style-name="T9">(</text:span><text:span text:style-name="T8">int</text:span><text:span text:style-name="T10"> </text:span><text:span text:style-name="T11">j</text:span><text:span text:style-name="T12">=</text:span><text:span text:style-name="T14">0</text:span><text:span text:style-name="T9">;</text:span><text:span text:style-name="T10"> </text:span><text:span text:style-name="T11">j</text:span><text:span text:style-name="T12">&lt;</text:span><text:span text:style-name="T11">N</text:span><text:span text:style-name="T9">;</text:span><text:span text:style-name="T10"> </text:span><text:span text:style-name="T11">j</text:span><text:span text:style-name="T12">++</text:span><text:span text:style-name="T9">){</text:span></text:p>
      <text:p text:style-name="P8"><text:s text:c="32"/><text:span text:style-name="T11">l</text:span><text:span text:style-name="T10"> </text:span><text:span text:style-name="T12">=</text:span><text:span text:style-name="T10"> </text:span><text:span text:style-name="T11">l</text:span><text:span text:style-name="T10"> </text:span><text:span text:style-name="T12">+</text:span><text:span text:style-name="T10"> </text:span><text:span text:style-name="T11">r</text:span><text:span text:style-name="T9">[</text:span><text:span text:style-name="T11">j</text:span><text:span text:style-name="T9">]</text:span><text:span text:style-name="T10"> </text:span><text:span text:style-name="T12">*</text:span><text:span text:style-name="T10"> </text:span><text:span text:style-name="T11">r</text:span><text:span text:style-name="T9">[</text:span><text:span text:style-name="T11">j</text:span><text:span text:style-name="T9">];</text:span></text:p>
      <text:p text:style-name="P8"><text:s text:c="32"/><text:span text:style-name="T11">m</text:span><text:span text:style-name="T10"> </text:span><text:span text:style-name="T12">=</text:span><text:span text:style-name="T10"> </text:span><text:span text:style-name="T11">m</text:span><text:span text:style-name="T10"> </text:span><text:span text:style-name="T12">+</text:span><text:span text:style-name="T10"> </text:span><text:span text:style-name="T11">p</text:span><text:span text:style-name="T9">[</text:span><text:span text:style-name="T11">j</text:span><text:span text:style-name="T9">]</text:span><text:span text:style-name="T10"> </text:span><text:span text:style-name="T12">*</text:span><text:span text:style-name="T10"> </text:span><text:span text:style-name="T11">Ap</text:span><text:span text:style-name="T9">[</text:span><text:span text:style-name="T11">j</text:span><text:span text:style-name="T9">];</text:span></text:p>
      <text:p text:style-name="P8"><text:s text:c="24"/><text:span text:style-name="T9">}</text:span></text:p>
      <text:p text:style-name="P9"><text:s text:c="8"/></text:p>
      <text:p text:style-name="P8"><text:s text:c="16"/><text:span text:style-name="T11">a</text:span><text:span text:style-name="T10"> </text:span><text:span text:style-name="T12">=</text:span><text:span text:style-name="T10"> </text:span><text:span text:style-name="T11">l</text:span><text:span text:style-name="T12">/</text:span><text:span text:style-name="T11">m</text:span><text:span text:style-name="T9">;</text:span></text:p>
      <text:p text:style-name="P10"/>
      <text:p text:style-name="P8"><text:s text:c="24"/><text:span text:style-name="T8">for</text:span><text:span text:style-name="T9">(</text:span><text:span text:style-name="T8">int</text:span><text:span text:style-name="T10"> </text:span><text:span text:style-name="T11">j</text:span><text:span text:style-name="T12">=</text:span><text:span text:style-name="T14">0</text:span><text:span text:style-name="T9">;</text:span><text:span text:style-name="T10"> </text:span><text:span text:style-name="T11">j</text:span><text:span text:style-name="T12">&lt;</text:span><text:span text:style-name="T11">N</text:span><text:span text:style-name="T9">;</text:span><text:span text:style-name="T10"> </text:span><text:span text:style-name="T11">j</text:span><text:span text:style-name="T12">++</text:span><text:span text:style-name="T9">){</text:span></text:p>
      <text:p text:style-name="P8"><text:s text:c="32"/><text:span text:style-name="T11">rr</text:span><text:span text:style-name="T9">[</text:span><text:span text:style-name="T11">j</text:span><text:span text:style-name="T9">]</text:span><text:span text:style-name="T10"> </text:span><text:span text:style-name="T12">=</text:span><text:span text:style-name="T10"> </text:span><text:span text:style-name="T11">r</text:span><text:span text:style-name="T9">[</text:span><text:span text:style-name="T11">j</text:span><text:span text:style-name="T9">]</text:span><text:span text:style-name="T10"> </text:span><text:span text:style-name="T12">-</text:span><text:span text:style-name="T10"> </text:span><text:span text:style-name="T11">a</text:span><text:span text:style-name="T10"> </text:span><text:span text:style-name="T12">*</text:span><text:span text:style-name="T10"> </text:span><text:span text:style-name="T11">Ap</text:span><text:span text:style-name="T9">[</text:span><text:span text:style-name="T11">j</text:span><text:span text:style-name="T9">];</text:span></text:p>
      <text:p text:style-name="P8"><text:s text:c="32"/><text:span text:style-name="T11">x</text:span><text:span text:style-name="T9">[</text:span><text:span text:style-name="T11">j</text:span><text:span text:style-name="T9">]</text:span><text:span text:style-name="T10"> </text:span><text:span text:style-name="T12">=</text:span><text:span text:style-name="T10"> </text:span><text:span text:style-name="T11">x</text:span><text:span text:style-name="T9">[</text:span><text:span text:style-name="T11">j</text:span><text:span text:style-name="T9">]</text:span><text:span text:style-name="T10"> </text:span><text:span text:style-name="T12">+</text:span><text:span text:style-name="T10"> </text:span><text:span text:style-name="T11">a</text:span><text:span text:style-name="T10"> </text:span><text:span text:style-name="T12">*</text:span><text:span text:style-name="T10"> </text:span><text:span text:style-name="T11">p</text:span><text:span text:style-name="T9">[</text:span><text:span text:style-name="T11">j</text:span><text:span text:style-name="T9">];</text:span></text:p>
      <text:p text:style-name="P8"><text:s text:c="24"/><text:span text:style-name="T9">}</text:span></text:p>
      <text:p text:style-name="P9"><text:s text:c="8"/></text:p>
      <text:p text:style-name="P8"><text:s text:c="16"/><text:span text:style-name="T11">m</text:span><text:span text:style-name="T10"> </text:span><text:span text:style-name="T12">=</text:span><text:span text:style-name="T10"> </text:span><text:span text:style-name="T11">l</text:span><text:span text:style-name="T9">;</text:span></text:p>
      <text:p text:style-name="P8"><text:s text:c="16"/><text:span text:style-name="T11">l</text:span><text:span text:style-name="T10"> </text:span><text:span text:style-name="T12">=</text:span><text:span text:style-name="T10"> </text:span><text:span text:style-name="T14">0</text:span><text:span text:style-name="T9">;</text:span></text:p>
      <text:p text:style-name="P10"/>
      <text:p text:style-name="P8"><text:s text:c="24"/><text:span text:style-name="T8">for</text:span><text:span text:style-name="T9">(</text:span><text:span text:style-name="T8">int</text:span><text:span text:style-name="T10"> </text:span><text:span text:style-name="T11">j</text:span><text:span text:style-name="T12">=</text:span><text:span text:style-name="T14">0</text:span><text:span text:style-name="T9">;</text:span><text:span text:style-name="T10"> </text:span><text:span text:style-name="T11">j</text:span><text:span text:style-name="T12">&lt;</text:span><text:span text:style-name="T11">N</text:span><text:span text:style-name="T9">;</text:span><text:span text:style-name="T10"> </text:span><text:span text:style-name="T11">j</text:span><text:span text:style-name="T12">++</text:span><text:span text:style-name="T9">){</text:span></text:p>
      <text:p text:style-name="P8"><text:s text:c="32"/><text:span text:style-name="T11">l</text:span><text:span text:style-name="T10"> </text:span><text:span text:style-name="T12">=</text:span><text:span text:style-name="T10"> </text:span><text:span text:style-name="T11">l</text:span><text:span text:style-name="T10"> </text:span><text:span text:style-name="T12">+</text:span><text:span text:style-name="T10"> </text:span><text:span text:style-name="T11">rr</text:span><text:span text:style-name="T9">[</text:span><text:span text:style-name="T11">j</text:span><text:span text:style-name="T9">]</text:span><text:span text:style-name="T10"> </text:span><text:span text:style-name="T12">*</text:span><text:span text:style-name="T10"> </text:span><text:span text:style-name="T11">rr</text:span><text:span text:style-name="T9">[</text:span><text:span text:style-name="T11">j</text:span><text:span text:style-name="T9">];</text:span></text:p>
      <text:p text:style-name="P8"><text:s text:c="24"/><text:span text:style-name="T9">}</text:span></text:p>
      <text:p text:style-name="P10"/>
      <text:p text:style-name="P8"><text:s text:c="16"/><text:span text:style-name="T11">b</text:span><text:span text:style-name="T10"> </text:span><text:span text:style-name="T12">=</text:span><text:span text:style-name="T10"> </text:span><text:span text:style-name="T11">l</text:span><text:span text:style-name="T12">/</text:span><text:span text:style-name="T11">m</text:span><text:span text:style-name="T9">;</text:span></text:p>
      <text:p text:style-name="P10"/>
      <text:p text:style-name="P8"><text:s text:c="24"/><text:span text:style-name="T8">for</text:span><text:span text:style-name="T9">(</text:span><text:span text:style-name="T8">int</text:span><text:span text:style-name="T10"> </text:span><text:span text:style-name="T11">j</text:span><text:span text:style-name="T12">=</text:span><text:span text:style-name="T14">0</text:span><text:span text:style-name="T9">;</text:span><text:span text:style-name="T10"> </text:span><text:span text:style-name="T11">j</text:span><text:span text:style-name="T12">&lt;</text:span><text:span text:style-name="T11">N</text:span><text:span text:style-name="T9">;</text:span><text:span text:style-name="T10"> </text:span><text:span text:style-name="T11">j</text:span><text:span text:style-name="T12">++</text:span><text:span text:style-name="T9">){</text:span></text:p>
      <text:p text:style-name="P8"><text:s text:c="32"/><text:span text:style-name="T11">pp</text:span><text:span text:style-name="T9">[</text:span><text:span text:style-name="T11">j</text:span><text:span text:style-name="T9">]</text:span><text:span text:style-name="T10"> </text:span><text:span text:style-name="T12">=</text:span><text:span text:style-name="T10"> </text:span><text:span text:style-name="T11">rr</text:span><text:span text:style-name="T9">[</text:span><text:span text:style-name="T11">j</text:span><text:span text:style-name="T9">]</text:span><text:span text:style-name="T10"> </text:span><text:span text:style-name="T12">+</text:span><text:span text:style-name="T10"> </text:span><text:span text:style-name="T11">b</text:span><text:span text:style-name="T10"> </text:span><text:span text:style-name="T12">*</text:span><text:span text:style-name="T10"> </text:span><text:span text:style-name="T11">p</text:span><text:span text:style-name="T9">[</text:span><text:span text:style-name="T11">j</text:span><text:span text:style-name="T9">];</text:span></text:p>
      <text:p text:style-name="P8"><text:s text:c="24"/><text:span text:style-name="T9">}</text:span></text:p>
      <text:p text:style-name="P9"><text:s text:c="16"/></text:p>
      <text:p text:style-name="P8"><text:s text:c="24"/><text:span text:style-name="T8">for</text:span><text:span text:style-name="T9">(</text:span><text:span text:style-name="T8">int</text:span><text:span text:style-name="T10"> </text:span><text:span text:style-name="T11">j</text:span><text:span text:style-name="T12">=</text:span><text:span text:style-name="T14">0</text:span><text:span text:style-name="T9">;</text:span><text:span text:style-name="T10"> </text:span><text:span text:style-name="T11">j</text:span><text:span text:style-name="T12">&lt;</text:span><text:span text:style-name="T11">N</text:span><text:span text:style-name="T9">;</text:span><text:span text:style-name="T10"> </text:span><text:span text:style-name="T11">j</text:span><text:span text:style-name="T12">++</text:span><text:span text:style-name="T9">){</text:span></text:p>
      <text:p text:style-name="P8"><text:soft-page-break/><text:s text:c="32"/><text:span text:style-name="T11">p</text:span><text:span text:style-name="T9">[</text:span><text:span text:style-name="T11">j</text:span><text:span text:style-name="T9">]</text:span><text:span text:style-name="T10"> </text:span><text:span text:style-name="T12">=</text:span><text:span text:style-name="T10"> </text:span><text:span text:style-name="T11">pp</text:span><text:span text:style-name="T9">[</text:span><text:span text:style-name="T11">j</text:span><text:span text:style-name="T9">];</text:span></text:p>
      <text:p text:style-name="P8"><text:s text:c="32"/><text:span text:style-name="T11">r</text:span><text:span text:style-name="T9">[</text:span><text:span text:style-name="T11">j</text:span><text:span text:style-name="T9">]</text:span><text:span text:style-name="T10"> </text:span><text:span text:style-name="T12">=</text:span><text:span text:style-name="T10"> </text:span><text:span text:style-name="T11">rr</text:span><text:span text:style-name="T9">[</text:span><text:span text:style-name="T11">j</text:span><text:span text:style-name="T9">];</text:span></text:p>
      <text:p text:style-name="P8"><text:s text:c="24"/><text:span text:style-name="T9">}</text:span></text:p>
      <text:p text:style-name="P8"><text:s text:c="16"/><text:span text:style-name="T9">}</text:span></text:p>
      <text:p text:style-name="P9"><text:s text:c="16"/></text:p>
      <text:p text:style-name="P8"><text:s text:c="8"/><text:span text:style-name="T5">//wypisanie wynikow <text:s text:c="12"/></text:span></text:p>
      <text:p text:style-name="P8"><text:s text:c="8"/><text:span text:style-name="T8">for</text:span><text:span text:style-name="T9">(</text:span><text:span text:style-name="T8">int</text:span><text:span text:style-name="T10"> </text:span><text:span text:style-name="T11">i</text:span><text:span text:style-name="T12">=</text:span><text:span text:style-name="T14">0</text:span><text:span text:style-name="T9">;</text:span><text:span text:style-name="T10"> </text:span><text:span text:style-name="T11">i</text:span><text:span text:style-name="T12">&lt;</text:span><text:span text:style-name="T11">N</text:span><text:span text:style-name="T9">;</text:span><text:span text:style-name="T10"> </text:span><text:span text:style-name="T11">i</text:span><text:span text:style-name="T12">++</text:span><text:span text:style-name="T9">){</text:span></text:p>
      <text:p text:style-name="P8"><text:s text:c="16"/><text:span text:style-name="T11">cout</text:span><text:span text:style-name="T10"> </text:span><text:span text:style-name="T12">&lt;&lt;</text:span><text:span text:style-name="T10"> </text:span><text:span text:style-name="T15">"x"</text:span><text:span text:style-name="T10"> </text:span><text:span text:style-name="T12">&lt;&lt;</text:span><text:span text:style-name="T10"> </text:span><text:span text:style-name="T11">i</text:span><text:span text:style-name="T12">+</text:span><text:span text:style-name="T14">1</text:span><text:span text:style-name="T10"> </text:span><text:span text:style-name="T12">&lt;&lt;</text:span><text:span text:style-name="T10"> </text:span><text:span text:style-name="T15">" = "</text:span><text:span text:style-name="T10"> </text:span><text:span text:style-name="T12">&lt;&lt;</text:span><text:span text:style-name="T10"> </text:span><text:span text:style-name="T11">x</text:span><text:span text:style-name="T9">[</text:span><text:span text:style-name="T11">i</text:span><text:span text:style-name="T9">]</text:span><text:span text:style-name="T10"> </text:span><text:span text:style-name="T12">&lt;&lt;</text:span><text:span text:style-name="T10"> </text:span><text:span text:style-name="T11">endl</text:span><text:span text:style-name="T9">;</text:span></text:p>
      <text:p text:style-name="P8"><text:s text:c="8"/><text:span text:style-name="T9">}</text:span></text:p>
      <text:p text:style-name="P9"><text:s text:c="8"/></text:p>
      <text:p text:style-name="P6"><text:span text:style-name="T7">return</text:span> <text:span text:style-name="T13">0</text:span><text:span text:style-name="T6">;</text:span></text:p>
      <text:p text:style-name="P7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pan text:style-name="T3">Gauss Seilder <text:s/>lub pod [</text:span><text:a xlink:type="simple" xlink:href="http://wklej.org/id/1222219/"><text:span text:style-name="T3">tym</text:span></text:a><text:span text:style-name="T3">] linkiem</text:span></text:p>
      <text:p text:style-name="P14"/>
      <text:p text:style-name="P17">#include &lt;iostream&gt;</text:p>
      <text:p text:style-name="P5">#include &lt;cmath&gt;</text:p>
      <text:p text:style-name="P5">#include &lt;iomanip&gt;</text:p>
      <text:p text:style-name="P10"/>
      <text:p text:style-name="P5">#define N 100 <text:s text:c="18"/>//rozmiar macierzy, wektora itd.</text:p>
      <text:p text:style-name="P5">#define iteracje 50 <text:s text:c="12"/>//liczba iteracji</text:p>
      <text:p text:style-name="P6"><text:span text:style-name="T7">using</text:span> <text:span text:style-name="T7">namespace</text:span> <text:span text:style-name="T4">std</text:span><text:span text:style-name="T6">;</text:span></text:p>
      <text:p text:style-name="P10"/>
      <text:p text:style-name="P6"><text:span text:style-name="T7">int</text:span> <text:span text:style-name="T4">main</text:span><text:span text:style-name="T6">(){</text:span></text:p>
      <text:p text:style-name="P8"><text:s text:c="8"/><text:span text:style-name="T8">double</text:span><text:span text:style-name="T10"> </text:span><text:span text:style-name="T11">A</text:span><text:span text:style-name="T9">[</text:span><text:span text:style-name="T11">N</text:span><text:span text:style-name="T9">][</text:span><text:span text:style-name="T11">N</text:span><text:span text:style-name="T9">],</text:span><text:span text:style-name="T10"> </text:span><text:span text:style-name="T11">x</text:span><text:span text:style-name="T9">[</text:span><text:span text:style-name="T11">N</text:span><text:span text:style-name="T9">],</text:span><text:span text:style-name="T10"> </text:span><text:span text:style-name="T11">e</text:span><text:span text:style-name="T9">[</text:span><text:span text:style-name="T11">N</text:span><text:span text:style-name="T9">],</text:span><text:span text:style-name="T10"> </text:span><text:span text:style-name="T11">norma</text:span><text:span text:style-name="T9">[</text:span><text:span text:style-name="T11">N</text:span><text:span text:style-name="T9">];</text:span><text:span text:style-name="T10"> </text:span><text:span text:style-name="T5">//dane wejsciowe</text:span></text:p>
      <text:p text:style-name="P8"><text:s text:c="8"/><text:span text:style-name="T5">//uzupelnienie danych wejsciowych</text:span></text:p>
      <text:p text:style-name="P8"><text:s text:c="8"/><text:span text:style-name="T8">for</text:span><text:span text:style-name="T9">(</text:span><text:span text:style-name="T8">int</text:span><text:span text:style-name="T10"> </text:span><text:span text:style-name="T11">i</text:span><text:span text:style-name="T12">=</text:span><text:span text:style-name="T14">0</text:span><text:span text:style-name="T9">;</text:span><text:span text:style-name="T10"> </text:span><text:span text:style-name="T11">i</text:span><text:span text:style-name="T12">&lt;</text:span><text:span text:style-name="T11">N</text:span><text:span text:style-name="T9">;</text:span><text:span text:style-name="T10"> </text:span><text:span text:style-name="T11">i</text:span><text:span text:style-name="T12">++</text:span><text:span text:style-name="T9">){</text:span></text:p>
      <text:p text:style-name="P8"><text:s text:c="16"/><text:span text:style-name="T11">x</text:span><text:span text:style-name="T9">[</text:span><text:span text:style-name="T11">i</text:span><text:span text:style-name="T9">]</text:span><text:span text:style-name="T12">=</text:span><text:span text:style-name="T11">e</text:span><text:span text:style-name="T9">[</text:span><text:span text:style-name="T11">i</text:span><text:span text:style-name="T9">]</text:span><text:span text:style-name="T10"> </text:span><text:span text:style-name="T12">=</text:span><text:span text:style-name="T10"> </text:span><text:span text:style-name="T11">norma</text:span><text:span text:style-name="T9">[</text:span><text:span text:style-name="T11">i</text:span><text:span text:style-name="T9">]</text:span><text:span text:style-name="T10"> </text:span><text:span text:style-name="T12">=</text:span><text:span text:style-name="T10"> </text:span><text:span text:style-name="T14">1</text:span><text:span text:style-name="T9">;</text:span></text:p>
      <text:p text:style-name="P9"><text:s text:c="24"/></text:p>
      <text:p text:style-name="P8"><text:s text:c="24"/><text:span text:style-name="T8">for</text:span><text:span text:style-name="T9">(</text:span><text:span text:style-name="T8">int</text:span><text:span text:style-name="T10"> </text:span><text:span text:style-name="T11">j</text:span><text:span text:style-name="T12">=</text:span><text:span text:style-name="T14">0</text:span><text:span text:style-name="T9">;</text:span><text:span text:style-name="T10"> </text:span><text:span text:style-name="T11">j</text:span><text:span text:style-name="T12">&lt;</text:span><text:span text:style-name="T11">N</text:span><text:span text:style-name="T9">;</text:span><text:span text:style-name="T10"> </text:span><text:span text:style-name="T11">j</text:span><text:span text:style-name="T12">++</text:span><text:span text:style-name="T9">){</text:span></text:p>
      <text:p text:style-name="P8"><text:s text:c="32"/><text:span text:style-name="T8">if</text:span><text:span text:style-name="T9">(</text:span><text:span text:style-name="T11">i</text:span><text:span text:style-name="T12">==</text:span><text:span text:style-name="T11">j</text:span><text:span text:style-name="T9">){</text:span></text:p>
      <text:p text:style-name="P8"><text:s text:c="40"/><text:span text:style-name="T11">A</text:span><text:span text:style-name="T9">[</text:span><text:span text:style-name="T11">i</text:span><text:span text:style-name="T9">][</text:span><text:span text:style-name="T11">j</text:span><text:span text:style-name="T9">]</text:span><text:span text:style-name="T10"> </text:span><text:span text:style-name="T12">=</text:span><text:span text:style-name="T10"> </text:span><text:span text:style-name="T14">4</text:span><text:span text:style-name="T9">;</text:span></text:p>
      <text:p text:style-name="P8"><text:s text:c="40"/><text:span text:style-name="T8">if</text:span><text:span text:style-name="T9">(</text:span><text:span text:style-name="T11">j</text:span><text:span text:style-name="T12">&lt;</text:span><text:span text:style-name="T11">N</text:span><text:span text:style-name="T12">-</text:span><text:span text:style-name="T14">1</text:span><text:span text:style-name="T9">)</text:span><text:span text:style-name="T10"> </text:span><text:span text:style-name="T11">A</text:span><text:span text:style-name="T9">[</text:span><text:span text:style-name="T11">i</text:span><text:span text:style-name="T12">+</text:span><text:span text:style-name="T14">1</text:span><text:span text:style-name="T9">][</text:span><text:span text:style-name="T11">j</text:span><text:span text:style-name="T9">]</text:span><text:span text:style-name="T10"> </text:span><text:span text:style-name="T12">=</text:span><text:span text:style-name="T10"> </text:span><text:span text:style-name="T11">A</text:span><text:span text:style-name="T9">[</text:span><text:span text:style-name="T11">i</text:span><text:span text:style-name="T9">][</text:span><text:span text:style-name="T11">j</text:span><text:span text:style-name="T12">+</text:span><text:span text:style-name="T14">1</text:span><text:span text:style-name="T9">]</text:span><text:span text:style-name="T10"> </text:span><text:span text:style-name="T12">=</text:span><text:span text:style-name="T10"> </text:span><text:span text:style-name="T14">1</text:span><text:span text:style-name="T9">;</text:span></text:p>
      <text:p text:style-name="P8"><text:s text:c="40"/><text:span text:style-name="T8">if</text:span><text:span text:style-name="T9">(</text:span><text:span text:style-name="T11">j</text:span><text:span text:style-name="T12">&lt;</text:span><text:span text:style-name="T11">N</text:span><text:span text:style-name="T12">-</text:span><text:span text:style-name="T14">4</text:span><text:span text:style-name="T9">)</text:span><text:span text:style-name="T10"> </text:span><text:span text:style-name="T11">A</text:span><text:span text:style-name="T9">[</text:span><text:span text:style-name="T11">i</text:span><text:span text:style-name="T12">+</text:span><text:span text:style-name="T14">4</text:span><text:span text:style-name="T9">][</text:span><text:span text:style-name="T11">j</text:span><text:span text:style-name="T9">]</text:span><text:span text:style-name="T10"> </text:span><text:span text:style-name="T12">=</text:span><text:span text:style-name="T10"> </text:span><text:span text:style-name="T11">A</text:span><text:span text:style-name="T9">[</text:span><text:span text:style-name="T11">i</text:span><text:span text:style-name="T9">][</text:span><text:span text:style-name="T11">j</text:span><text:span text:style-name="T12">+</text:span><text:span text:style-name="T14">4</text:span><text:span text:style-name="T9">]</text:span><text:span text:style-name="T10"> </text:span><text:span text:style-name="T12">=</text:span><text:span text:style-name="T10"> </text:span><text:span text:style-name="T14">1</text:span><text:span text:style-name="T9">;</text:span></text:p>
      <text:p text:style-name="P8"><text:s text:c="32"/><text:span text:style-name="T9">}</text:span></text:p>
      <text:p text:style-name="P8"><text:s text:c="24"/><text:span text:style-name="T9">}</text:span></text:p>
      <text:p text:style-name="P8"><text:s text:c="8"/><text:span text:style-name="T9">}</text:span></text:p>
      <text:p text:style-name="P9"><text:s text:c="8"/></text:p>
      <text:p text:style-name="P8"><text:s text:c="8"/><text:span text:style-name="T5">//implementacja algorytmu</text:span></text:p>
      <text:p text:style-name="P8"><text:s text:c="8"/><text:span text:style-name="T8">for</text:span><text:span text:style-name="T9">(</text:span><text:span text:style-name="T8">int</text:span><text:span text:style-name="T10"> </text:span><text:span text:style-name="T11">i</text:span><text:span text:style-name="T12">=</text:span><text:span text:style-name="T14">0</text:span><text:span text:style-name="T9">;</text:span><text:span text:style-name="T10"> </text:span><text:span text:style-name="T11">i</text:span><text:span text:style-name="T12">&lt;</text:span><text:span text:style-name="T11">iteracje</text:span><text:span text:style-name="T9">;</text:span><text:span text:style-name="T10"> </text:span><text:span text:style-name="T11">i</text:span><text:span text:style-name="T12">++</text:span><text:span text:style-name="T9">){</text:span></text:p>
      <text:p text:style-name="P8"><text:s text:c="16"/><text:span text:style-name="T11">x</text:span><text:span text:style-name="T9">[</text:span><text:span text:style-name="T14">0</text:span><text:span text:style-name="T9">]</text:span><text:span text:style-name="T10"> </text:span><text:span text:style-name="T12">=</text:span><text:span text:style-name="T10"> </text:span><text:span text:style-name="T9">(</text:span><text:span text:style-name="T11">e</text:span><text:span text:style-name="T9">[</text:span><text:span text:style-name="T14">0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0</text:span><text:span text:style-name="T9">][</text:span><text:span text:style-name="T14">1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1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0</text:span><text:span text:style-name="T9">][</text:span><text:span text:style-name="T14">4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4</text:span><text:span text:style-name="T9">])</text:span><text:span text:style-name="T10"> </text:span><text:span text:style-name="T12">/</text:span><text:span text:style-name="T10"> </text:span><text:span text:style-name="T14">4</text:span><text:span text:style-name="T9">;</text:span></text:p>
      <text:p text:style-name="P8"><text:s text:c="16"/><text:span text:style-name="T11">x</text:span><text:span text:style-name="T9">[</text:span><text:span text:style-name="T14">1</text:span><text:span text:style-name="T9">]</text:span><text:span text:style-name="T10"> </text:span><text:span text:style-name="T12">=</text:span><text:span text:style-name="T10"> </text:span><text:span text:style-name="T9">(</text:span><text:span text:style-name="T11">e</text:span><text:span text:style-name="T9">[</text:span><text:span text:style-name="T14">1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1</text:span><text:span text:style-name="T9">][</text:span><text:span text:style-name="T14">0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0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1</text:span><text:span text:style-name="T9">][</text:span><text:span text:style-name="T14">2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2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1</text:span><text:span text:style-name="T9">][</text:span><text:span text:style-name="T14">5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5</text:span><text:span text:style-name="T9">])</text:span><text:span text:style-name="T10"> </text:span><text:span text:style-name="T12">/</text:span><text:span text:style-name="T10"> </text:span><text:span text:style-name="T14">4</text:span><text:span text:style-name="T9">;</text:span></text:p>
      <text:p text:style-name="P8"><text:s text:c="16"/><text:span text:style-name="T11">x</text:span><text:span text:style-name="T9">[</text:span><text:span text:style-name="T14">2</text:span><text:span text:style-name="T9">]</text:span><text:span text:style-name="T10"> </text:span><text:span text:style-name="T12">=</text:span><text:span text:style-name="T10"> </text:span><text:span text:style-name="T9">(</text:span><text:span text:style-name="T11">e</text:span><text:span text:style-name="T9">[</text:span><text:span text:style-name="T14">2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2</text:span><text:span text:style-name="T9">][</text:span><text:span text:style-name="T14">1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1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2</text:span><text:span text:style-name="T9">][</text:span><text:span text:style-name="T14">3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3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2</text:span><text:span text:style-name="T9">][</text:span><text:span text:style-name="T14">6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6</text:span><text:span text:style-name="T9">])</text:span><text:span text:style-name="T10"> </text:span><text:span text:style-name="T12">/</text:span><text:span text:style-name="T10"> </text:span><text:span text:style-name="T14">4</text:span><text:span text:style-name="T9">;</text:span></text:p>
      <text:p text:style-name="P8"><text:s text:c="16"/><text:span text:style-name="T11">x</text:span><text:span text:style-name="T9">[</text:span><text:span text:style-name="T14">3</text:span><text:span text:style-name="T9">]</text:span><text:span text:style-name="T10"> </text:span><text:span text:style-name="T12">=</text:span><text:span text:style-name="T10"> </text:span><text:span text:style-name="T9">(</text:span><text:span text:style-name="T11">e</text:span><text:span text:style-name="T9">[</text:span><text:span text:style-name="T14">3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3</text:span><text:span text:style-name="T9">][</text:span><text:span text:style-name="T14">2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2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3</text:span><text:span text:style-name="T9">][</text:span><text:span text:style-name="T14">4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4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4">3</text:span><text:span text:style-name="T9">][</text:span><text:span text:style-name="T14">7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4">7</text:span><text:span text:style-name="T9">])</text:span><text:span text:style-name="T10"> </text:span><text:span text:style-name="T12">/</text:span><text:span text:style-name="T10"> </text:span><text:span text:style-name="T14">4</text:span><text:span text:style-name="T9">;</text:span></text:p>
      <text:p text:style-name="P9"><text:s text:c="16"/></text:p>
      <text:p text:style-name="P8"><text:s text:c="16"/><text:span text:style-name="T8">for</text:span><text:span text:style-name="T9">(</text:span><text:span text:style-name="T8">int</text:span><text:span text:style-name="T10"> </text:span><text:span text:style-name="T11">j</text:span><text:span text:style-name="T12">=</text:span><text:span text:style-name="T14">4</text:span><text:span text:style-name="T9">;</text:span><text:span text:style-name="T10"> </text:span><text:span text:style-name="T11">j</text:span><text:span text:style-name="T12">&lt;</text:span><text:span text:style-name="T11">N</text:span><text:span text:style-name="T12">-</text:span><text:span text:style-name="T14">4</text:span><text:span text:style-name="T9">;</text:span><text:span text:style-name="T10"> </text:span><text:span text:style-name="T11">j</text:span><text:span text:style-name="T12">++</text:span><text:span text:style-name="T9">){</text:span></text:p>
      <text:p text:style-name="P8"><text:s text:c="24"/><text:span text:style-name="T11">x</text:span><text:span text:style-name="T9">[</text:span><text:span text:style-name="T11">j</text:span><text:span text:style-name="T9">]</text:span><text:span text:style-name="T10"> </text:span><text:span text:style-name="T12">=</text:span><text:span text:style-name="T10"> </text:span><text:span text:style-name="T9">(</text:span><text:span text:style-name="T11">e</text:span><text:span text:style-name="T9">[</text:span><text:span text:style-name="T11">j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j</text:span><text:span text:style-name="T9">][</text:span><text:span text:style-name="T11">j</text:span><text:span text:style-name="T12">-</text:span><text:span text:style-name="T14">4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j</text:span><text:span text:style-name="T12">-</text:span><text:span text:style-name="T14">4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j</text:span><text:span text:style-name="T9">][</text:span><text:span text:style-name="T11">j</text:span><text:span text:style-name="T12">-</text:span><text:span text:style-name="T14">1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j</text:span><text:span text:style-name="T12">-</text:span><text:span text:style-name="T14">1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j</text:span><text:span text:style-name="T9">][</text:span><text:span text:style-name="T11">j</text:span><text:span text:style-name="T12">+</text:span><text:span text:style-name="T14">1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j</text:span><text:span text:style-name="T12">+</text:span><text:span text:style-name="T14">1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j</text:span><text:span text:style-name="T9">][</text:span><text:span text:style-name="T11">j</text:span><text:span text:style-name="T12">+</text:span><text:span text:style-name="T14">4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j</text:span><text:span text:style-name="T12">+</text:span><text:span text:style-name="T14">4</text:span><text:span text:style-name="T9">])</text:span><text:span text:style-name="T10"> </text:span><text:span text:style-name="T12">/</text:span><text:span text:style-name="T10"> </text:span><text:span text:style-name="T14">4</text:span><text:span text:style-name="T9">;</text:span></text:p>
      <text:p text:style-name="P8"><text:s text:c="16"/><text:span text:style-name="T9">}</text:span></text:p>
      <text:p text:style-name="P9"><text:s text:c="16"/></text:p>
      <text:p text:style-name="P8"><text:s text:c="24"/><text:span text:style-name="T11">x</text:span><text:span text:style-name="T9">[</text:span><text:span text:style-name="T11">N</text:span><text:span text:style-name="T12">-</text:span><text:span text:style-name="T14">4</text:span><text:span text:style-name="T9">]</text:span><text:span text:style-name="T10"> </text:span><text:span text:style-name="T12">=</text:span><text:span text:style-name="T10"> </text:span><text:span text:style-name="T9">(</text:span><text:span text:style-name="T11">e</text:span><text:span text:style-name="T9">[</text:span><text:span text:style-name="T11">N</text:span><text:span text:style-name="T12">-</text:span><text:span text:style-name="T14">4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4</text:span><text:span text:style-name="T9">][</text:span><text:span text:style-name="T11">N</text:span><text:span text:style-name="T12">-</text:span><text:span text:style-name="T14">8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8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4</text:span><text:span text:style-name="T9">][</text:span><text:span text:style-name="T11">N</text:span><text:span text:style-name="T12">-</text:span><text:span text:style-name="T14">5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5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4</text:span><text:span text:style-name="T9">][</text:span><text:span text:style-name="T11">N</text:span><text:span text:style-name="T12">-</text:span><text:span text:style-name="T14">3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3</text:span><text:span text:style-name="T9">])</text:span><text:span text:style-name="T10"> </text:span><text:span text:style-name="T12">/</text:span><text:span text:style-name="T10"> </text:span><text:span text:style-name="T14">4</text:span><text:span text:style-name="T9">;</text:span></text:p>
      <text:p text:style-name="P8"><text:s text:c="24"/><text:span text:style-name="T11">x</text:span><text:span text:style-name="T9">[</text:span><text:span text:style-name="T11">N</text:span><text:span text:style-name="T12">-</text:span><text:span text:style-name="T14">3</text:span><text:span text:style-name="T9">]</text:span><text:span text:style-name="T10"> </text:span><text:span text:style-name="T12">=</text:span><text:span text:style-name="T10"> </text:span><text:span text:style-name="T9">(</text:span><text:span text:style-name="T11">e</text:span><text:span text:style-name="T9">[</text:span><text:span text:style-name="T11">N</text:span><text:span text:style-name="T12">-</text:span><text:span text:style-name="T14">3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3</text:span><text:span text:style-name="T9">][</text:span><text:span text:style-name="T11">N</text:span><text:span text:style-name="T12">-</text:span><text:span text:style-name="T14">7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7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3</text:span><text:span text:style-name="T9">][</text:span><text:span text:style-name="T11">N</text:span><text:span text:style-name="T12">-</text:span><text:span text:style-name="T14">4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4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3</text:span><text:span text:style-name="T9">][</text:span><text:span text:style-name="T11">N</text:span><text:span text:style-name="T12">-</text:span><text:span text:style-name="T14">2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2</text:span><text:span text:style-name="T9">])</text:span><text:span text:style-name="T10"> </text:span><text:span text:style-name="T12">/</text:span><text:span text:style-name="T10"> </text:span><text:span text:style-name="T14">4</text:span><text:span text:style-name="T9">;</text:span></text:p>
      <text:p text:style-name="P8"><text:s text:c="24"/><text:span text:style-name="T11">x</text:span><text:span text:style-name="T9">[</text:span><text:span text:style-name="T11">N</text:span><text:span text:style-name="T12">-</text:span><text:span text:style-name="T14">2</text:span><text:span text:style-name="T9">]</text:span><text:span text:style-name="T10"> </text:span><text:span text:style-name="T12">=</text:span><text:span text:style-name="T10"> </text:span><text:span text:style-name="T9">(</text:span><text:span text:style-name="T11">e</text:span><text:span text:style-name="T9">[</text:span><text:span text:style-name="T11">N</text:span><text:span text:style-name="T12">-</text:span><text:span text:style-name="T14">2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2</text:span><text:span text:style-name="T9">][</text:span><text:span text:style-name="T11">N</text:span><text:span text:style-name="T12">-</text:span><text:span text:style-name="T14">6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6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2</text:span><text:span text:style-name="T9">][</text:span><text:span text:style-name="T11">N</text:span><text:span text:style-name="T12">-</text:span><text:span text:style-name="T14">3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3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2</text:span><text:span text:style-name="T9">][</text:span><text:span text:style-name="T11">N</text:span><text:span text:style-name="T12">-</text:span><text:span text:style-name="T14">1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1</text:span><text:span text:style-name="T9">])</text:span><text:span text:style-name="T10"> </text:span><text:span text:style-name="T12">/</text:span><text:span text:style-name="T10"> </text:span><text:span text:style-name="T14">4</text:span><text:span text:style-name="T9">;</text:span></text:p>
      <text:p text:style-name="P8"><text:s text:c="24"/><text:span text:style-name="T11">x</text:span><text:span text:style-name="T9">[</text:span><text:span text:style-name="T11">N</text:span><text:span text:style-name="T12">-</text:span><text:span text:style-name="T14">1</text:span><text:span text:style-name="T9">]</text:span><text:span text:style-name="T10"> </text:span><text:span text:style-name="T12">=</text:span><text:span text:style-name="T10"> </text:span><text:span text:style-name="T9">(</text:span><text:span text:style-name="T11">e</text:span><text:span text:style-name="T9">[</text:span><text:span text:style-name="T11">N</text:span><text:span text:style-name="T12">-</text:span><text:span text:style-name="T14">1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1</text:span><text:span text:style-name="T9">][</text:span><text:span text:style-name="T11">N</text:span><text:span text:style-name="T12">-</text:span><text:span text:style-name="T14">5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5</text:span><text:span text:style-name="T9">]</text:span><text:span text:style-name="T10"> </text:span><text:span text:style-name="T12">-</text:span><text:span text:style-name="T10"> </text:span><text:span text:style-name="T11">A</text:span><text:span text:style-name="T9">[</text:span><text:span text:style-name="T11">N</text:span><text:span text:style-name="T12">-</text:span><text:span text:style-name="T14">1</text:span><text:span text:style-name="T9">][</text:span><text:span text:style-name="T11">N</text:span><text:span text:style-name="T12">-</text:span><text:span text:style-name="T14">2</text:span><text:span text:style-name="T9">]</text:span><text:span text:style-name="T10"> </text:span><text:span text:style-name="T12">*</text:span><text:span text:style-name="T10"> </text:span><text:span text:style-name="T11">x</text:span><text:span text:style-name="T9">[</text:span><text:span text:style-name="T11">N</text:span><text:span text:style-name="T12">-</text:span><text:span text:style-name="T14">2</text:span><text:span text:style-name="T9">])</text:span><text:span text:style-name="T10"> </text:span><text:span text:style-name="T12">/</text:span><text:span text:style-name="T10"> </text:span><text:span text:style-name="T14">4</text:span><text:span text:style-name="T9">;</text:span></text:p>
      <text:p text:style-name="P8"><text:s text:c="8"/><text:span text:style-name="T9">}</text:span></text:p>
      <text:p text:style-name="P9"><text:s text:c="8"/></text:p>
      <text:p text:style-name="P8"><text:s text:c="8"/><text:span text:style-name="T5">//wypisanie wynikow</text:span></text:p>
      <text:p text:style-name="P8"><text:s text:c="8"/><text:span text:style-name="T8">for</text:span><text:span text:style-name="T9">(</text:span><text:span text:style-name="T8">int</text:span><text:span text:style-name="T10"> </text:span><text:span text:style-name="T11">i</text:span><text:span text:style-name="T12">=</text:span><text:span text:style-name="T14">0</text:span><text:span text:style-name="T9">;</text:span><text:span text:style-name="T10"> </text:span><text:span text:style-name="T11">i</text:span><text:span text:style-name="T12">&lt;</text:span><text:span text:style-name="T11">N</text:span><text:span text:style-name="T9">;</text:span><text:span text:style-name="T10"> </text:span><text:span text:style-name="T11">i</text:span><text:span text:style-name="T12">++</text:span><text:span text:style-name="T9">){</text:span></text:p>
      <text:p text:style-name="P8"><text:s text:c="16"/><text:span text:style-name="T11">cout</text:span><text:span text:style-name="T10"> </text:span><text:span text:style-name="T12">&lt;&lt;</text:span><text:span text:style-name="T10"> </text:span><text:span text:style-name="T15">"x"</text:span><text:span text:style-name="T10"> </text:span><text:span text:style-name="T12">&lt;&lt;</text:span><text:span text:style-name="T10"> </text:span><text:span text:style-name="T11">i</text:span><text:span text:style-name="T12">+</text:span><text:span text:style-name="T14">1</text:span><text:span text:style-name="T10"> </text:span><text:span text:style-name="T12">&lt;&lt;</text:span><text:span text:style-name="T10"> </text:span><text:span text:style-name="T15">" = "</text:span><text:span text:style-name="T10"> </text:span><text:span text:style-name="T12">&lt;&lt;</text:span><text:span text:style-name="T10"> </text:span><text:span text:style-name="T11">x</text:span><text:span text:style-name="T9">[</text:span><text:span text:style-name="T11">i</text:span><text:span text:style-name="T9">]</text:span><text:span text:style-name="T10"> </text:span><text:span text:style-name="T12">&lt;&lt;</text:span><text:span text:style-name="T10"> </text:span><text:span text:style-name="T11">endl</text:span><text:span text:style-name="T9">;</text:span></text:p>
      <text:p text:style-name="P8"><text:s text:c="8"/><text:span text:style-name="T9">}</text:span></text:p>
      <text:p text:style-name="P10"><text:soft-page-break/></text:p>
      <text:p text:style-name="P10"/>
      <text:p text:style-name="P6"><text:span text:style-name="T7">return</text:span> <text:span text:style-name="T13">0</text:span><text:span text:style-name="T6">;</text:span></text:p>
      <text:p text:style-name="P7">}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2T15:58:53.87</meta:creation-date>
    <dc:date>2014-01-02T16:56:00.36</dc:date>
    <meta:editing-duration>PT31M50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4" meta:paragraph-count="150" meta:word-count="894" meta:character-count="7134"/>
  </office:meta>
</office:document-meta>
</file>